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6"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8" style:family="graphic">
      <style:graphic-properties draw:stroke="solid" svg:stroke-width="0.044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0" style:family="graphic">
      <style:graphic-properties draw:stroke="solid" svg:stroke-width="0.071cm" svg:stroke-color="#ff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044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13"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071cm" svg:stroke-color="#ff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6" style:family="graphic">
      <style:graphic-properties draw:stroke="solid" svg:stroke-width="0.071cm" svg:stroke-color="#ff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solid" svg:stroke-width="0.071cm" svg:stroke-color="#ff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19" style:family="graphic">
      <style:graphic-properties draw:stroke="solid" svg:stroke-width="0.035cm" svg:stroke-color="#000000" draw:stroke-linejoin="miter" draw:fill="solid" draw:fill-color="#cc99ff" draw:textarea-horizontal-align="left" draw:textarea-vertical-align="middle" draw:auto-grow-height="false" fo:padding-top="0.13cm" fo:padding-bottom="0.13cm" fo:padding-left="0.25cm" fo:padding-right="0.25cm" fo:wrap-option="no-wrap" draw:shadow="hidden"/>
    </style:style>
    <style:style style:name="gr20" style:family="graphic">
      <style:graphic-properties draw:stroke="solid" svg:stroke-width="0.035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style:style>
    <style:style style:name="gr21" style:family="graphic">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style:style>
    <style:style style:name="gr22" style:family="graphic">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style:style>
    <style:style style:name="gr23" style:family="graphic">
      <style:graphic-properties draw:stroke="solid"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graphic-properties draw:stroke="solid" svg:stroke-width="0.071cm" svg:stroke-color="#00ff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solid" svg:stroke-width="0.071cm" svg:stroke-color="#00ff00" draw:marker-end="Arrowheads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solid" svg:stroke-width="0.035cm" svg:stroke-color="#cc99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071cm" svg:stroke-color="#ff0000" draw:marker-end="Arrowheads_20_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035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style:style>
    <style:style style:name="gr32" style:family="graphic">
      <style:graphic-properties draw:stroke="solid" svg:stroke-width="0.035cm" svg:stroke-color="#000000" draw:stroke-linejoin="miter" draw:fill="solid" draw:fill-color="#969696" draw:textarea-horizontal-align="justify" draw:textarea-vertical-align="middle" draw:auto-grow-height="false" fo:padding-top="0.128cm" fo:padding-bottom="0.128cm" fo:padding-left="0.256cm" fo:padding-right="0.256cm" fo:wrap-option="no-wrap" draw:shadow="hidden"/>
    </style:style>
    <style:style style:name="gr33" style:family="graphic">
      <style:graphic-properties draw:stroke="solid" svg:stroke-width="0.071cm" svg:stroke-color="#ff0000" draw:marker-end="Arrowheads_20_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solid" svg:stroke-width="0.071cm" svg:stroke-color="#ff0000" draw:marker-end="Arrowheads_20_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71cm" svg:stroke-color="#ff0000" draw:marker-end="Arrowheads_20_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ffcc99" draw:textarea-horizontal-align="left" draw:textarea-vertical-align="middle" draw:auto-grow-height="false" fo:padding-top="0.13cm" fo:padding-bottom="0.13cm" fo:padding-left="0.25cm" fo:padding-right="0.25cm" fo:wrap-option="no-wrap" draw:shadow="hidden"/>
    </style:style>
    <style:style style:name="gr37" style:family="graphic">
      <style:graphic-properties draw:stroke="solid" svg:stroke-width="0.044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style:style>
    <style:style style:name="gr38" style:family="graphic">
      <style:graphic-properties draw:stroke="dash" draw:stroke-dash="Dash_20_2" svg:stroke-width="0.044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style:style>
    <style:style style:name="gr39" style:family="graphic">
      <style:graphic-properties draw:stroke="solid" svg:stroke-width="0.071cm" svg:stroke-color="#ff0000" draw:marker-end="Arrowheads_20_1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solid" svg:stroke-width="0.071cm" svg:stroke-color="#ff0000" draw:marker-end="Arrowheads_20_1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solid" svg:stroke-width="0.071cm" svg:stroke-color="#ff0000" draw:marker-end="Arrowheads_20_1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solid" svg:stroke-width="0.071cm" svg:stroke-color="#ff0000" draw:marker-end="Arrowheads_20_1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solid" svg:stroke-width="0.071cm" svg:stroke-color="#ff0000"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solid" svg:stroke-width="0.071cm" svg:stroke-color="#ff0000" draw:marker-end="Arrowheads_20_1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solid" svg:stroke-width="0.071cm" svg:stroke-color="#ff0000"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solid" svg:stroke-width="0.071cm" svg:stroke-color="#ff0000" draw:marker-end="Arrowheads_20_1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solid" svg:stroke-width="0.071cm" svg:stroke-color="#ff0000"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solid" svg:stroke-width="0.071cm" svg:stroke-color="#ff0000" draw:marker-end="Arrowheads_20_1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solid" svg:stroke-width="0.071cm" svg:stroke-color="#ff0000" draw:marker-end="Arrowheads_20_2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solid" svg:stroke-width="0.071cm" svg:stroke-color="#ff0000" draw:marker-end="Arrowheads_20_2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graphic-properties draw:stroke="solid" svg:stroke-width="0.071cm" svg:stroke-color="#ff0000" draw:marker-end="Arrowheads_20_2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graphic-properties draw:stroke="solid" svg:stroke-width="0.071cm" svg:stroke-color="#ff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53" style:family="graphic">
      <style:graphic-properties draw:stroke="solid" svg:stroke-width="0.071cm" svg:stroke-color="#ff0000" draw:marker-end="Arrowheads_20_2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graphic-properties draw:stroke="solid" svg:stroke-width="0.071cm" svg:stroke-color="#ff0000" draw:marker-end="Arrowheads_20_2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graphic-properties draw:stroke="solid" svg:stroke-width="0.071cm" svg:stroke-color="#ff0000" draw:marker-end="Arrowheads_20_2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graphic-properties draw:stroke="solid" svg:stroke-width="0.071cm" svg:stroke-color="#ff0000" draw:marker-end="Arrowheads_20_2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8" style:family="graphic">
      <style:graphic-properties draw:stroke="solid" svg:stroke-width="0.071cm" svg:stroke-color="#ff0000" draw:marker-end="Arrowheads_20_2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graphic-properties draw:stroke="solid" svg:stroke-width="0.071cm" svg:stroke-color="#ff0000" draw:marker-end="Arrowheads_20_2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graphic-properties draw:stroke="solid" svg:stroke-width="0.071cm" svg:stroke-color="#ff0000" draw:marker-end="Arrowheads_20_2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graphic-properties draw:stroke="solid" svg:stroke-width="0.071cm" svg:stroke-color="#ff0000" draw:marker-end="Arrowheads_20_3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2" style:family="graphic">
      <style:graphic-properties draw:stroke="solid" svg:stroke-width="0.071cm" svg:stroke-color="#ff0000" draw:marker-start="Arrowheads_20_31" draw:marker-start-width="0.213cm" draw:marker-start-center="false" draw:marker-end="Arrowheads_20_3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3" style:family="graphic">
      <style:graphic-properties draw:stroke="solid" svg:stroke-width="0.071cm" svg:stroke-color="#ff0000" draw:marker-start="Arrowheads_20_33" draw:marker-start-width="0.213cm" draw:marker-start-center="false" draw:marker-end="Arrowheads_20_3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4" style:family="graphic">
      <style:graphic-properties draw:stroke="solid" svg:stroke-width="0.035cm" svg:stroke-color="#000000" draw:stroke-linejoin="miter" draw:fill="solid" draw:fill-color="#ccffff" draw:textarea-horizontal-align="justify" draw:textarea-vertical-align="middle" draw:auto-grow-height="false" fo:padding-top="0.128cm" fo:padding-bottom="0.128cm" fo:padding-left="0.256cm" fo:padding-right="0.256cm" fo:wrap-option="no-wrap" draw:shadow="hidden"/>
    </style:style>
    <style:style style:name="gr65"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6" style:family="graphic">
      <style:graphic-properties draw:stroke="solid" svg:stroke-width="0.071cm" svg:stroke-color="#ff0000" draw:marker-end="Arrowheads_20_3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7" style:family="graphic">
      <style:graphic-properties draw:stroke="solid" svg:stroke-width="0.071cm" svg:stroke-color="#ff0000" draw:marker-end="Arrowheads_20_3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8" style:family="graphic">
      <style:graphic-properties draw:stroke="solid" svg:stroke-width="0.071cm" svg:stroke-color="#ff0000" draw:marker-end="Arrowheads_20_3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9" style:family="graphic">
      <style:graphic-properties draw:stroke="solid" svg:stroke-width="0.071cm" svg:stroke-color="#ff0000" draw:marker-end="Arrowheads_20_3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0" style:family="graphic">
      <style:graphic-properties draw:stroke="solid" svg:stroke-width="0.071cm" svg:stroke-color="#ff0000" draw:marker-end="Arrowheads_20_3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graphic-properties draw:stroke="solid" svg:stroke-width="0.071cm" svg:stroke-color="#ff0000" draw:marker-end="Arrowheads_20_4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graphic-properties draw:stroke="solid" svg:stroke-width="0.071cm" svg:stroke-color="#ff0000" draw:marker-end="Arrowheads_20_4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3" style:family="graphic">
      <style:graphic-properties draw:stroke="solid" svg:stroke-width="0.071cm" svg:stroke-color="#ff0000" draw:marker-end="Arrowheads_20_4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graphic-properties draw:stroke="solid" svg:stroke-width="0.071cm" svg:stroke-color="#ff0000" draw:marker-end="Arrowheads_20_4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graphic-properties draw:stroke="solid" svg:stroke-width="0.071cm" svg:stroke-color="#ff0000" draw:marker-end="Arrowheads_20_4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6" style:family="graphic">
      <style:graphic-properties draw:stroke="solid" svg:stroke-width="0.071cm" svg:stroke-color="#ff0000" draw:marker-end="Arrowheads_20_4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graphic-properties draw:stroke="solid" svg:stroke-width="0.071cm" svg:stroke-color="#ff0000" draw:marker-end="Arrowheads_20_4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8" style:family="graphic">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1.216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r5" style:family="presentation" style:parent-style-name="Default-title">
      <style:graphic-properties draw:stroke="none" draw:fill="none" draw:fill-color="#ffffff" draw:textarea-horizontal-align="center" draw:textarea-vertical-align="top" draw:auto-grow-height="false" draw:auto-grow-width="false" fo:min-height="0cm" fo:min-width="1.888cm" fo:padding-top="0.128cm" fo:padding-bottom="0.128cm" fo:padding-left="0.256cm" fo:padding-right="0.256cm" fo:wrap-option="wrap" draw:shadow="hidden" draw:shadow-color="#808080"/>
      <style:paragraph-properties style:writing-mode="tb-rl"/>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7" style:family="presentation" style:parent-style-name="Default-outline1">
      <style:graphic-properties draw:stroke="none" draw:fill="none" draw:fill-color="#ffffff" fo:min-height="18.452cm" draw:shadow="hidden" draw:shadow-color="#808080"/>
    </style:style>
    <style:style style:name="pr8" style:family="presentation" style:parent-style-name="Default-title">
      <style:graphic-properties draw:stroke="none" draw:fill="none" draw:fill-color="#ffffff" draw:textarea-horizontal-align="center" draw:textarea-vertical-align="top" draw:auto-grow-height="false" draw:auto-grow-width="false" fo:min-height="0cm" fo:min-width="2.165cm" fo:padding-top="0.128cm" fo:padding-bottom="0.128cm" fo:padding-left="0.256cm" fo:padding-right="0.256cm" fo:wrap-option="wrap" draw:shadow="hidden" draw:shadow-color="#808080"/>
      <style:paragraph-properties style:writing-mode="tb-rl"/>
    </style:style>
    <style:style style:name="pr9" style:family="presentation" style:parent-style-name="Default-title">
      <style:graphic-properties draw:stroke="none" draw:fill="none" draw:fill-color="#ffffff" draw:textarea-horizontal-align="center" draw:textarea-vertical-align="top" draw:auto-grow-height="false" draw:auto-grow-width="false" fo:min-height="0cm" fo:min-width="2.664cm" fo:padding-top="0.128cm" fo:padding-bottom="0.128cm" fo:padding-left="0.256cm" fo:padding-right="0.256cm" fo:wrap-option="wrap" draw:shadow="hidden" draw:shadow-color="#808080"/>
      <style:paragraph-properties style:writing-mode="tb-rl"/>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margin-left="0cm" fo:margin-right="0cm" fo:margin-top="0.158cm" fo:margin-bottom="0cm" fo:text-indent="0cm" style:punctuation-wrap="simple" style:line-break="normal"/>
    </style:style>
    <style:style style:name="P9" style:family="paragraph">
      <style:paragraph-properties fo:text-align="center" style:writing-mode="lr-tb"/>
      <style:text-properties fo:font-size="24pt"/>
    </style:style>
    <style:style style:name="P10" style:family="paragraph">
      <style:paragraph-properties fo:margin-left="0cm" fo:margin-right="0cm" fo:line-height="80%" fo:text-indent="0cm"/>
    </style:style>
    <style:style style:name="P11" style:family="paragraph">
      <style:paragraph-properties fo:margin-left="0cm" fo:margin-right="0cm" fo:margin-top="0.158cm" fo:margin-bottom="0cm"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158cm" fo:margin-bottom="0cm" fo:text-align="start" fo:text-indent="0cm" style:punctuation-wrap="simple" style:line-break="normal"/>
    </style:style>
    <style:style style:name="P13" style:family="paragraph">
      <style:paragraph-properties fo:margin-left="0cm" fo:margin-right="0cm" fo:margin-top="0cm" fo:margin-bottom="0cm" fo:line-height="100%" fo:text-indent="0cm" style:punctuation-wrap="simple" style:line-break="normal" style:writing-mode="lr-tb"/>
    </style:style>
    <style:style style:name="P14" style:family="paragraph">
      <style:paragraph-properties fo:margin-left="0cm" fo:margin-right="0cm" fo:text-indent="0cm" style:writing-mode="lr-tb"/>
    </style:style>
    <style:style style:name="P15" style:family="paragraph">
      <style:paragraph-properties fo:margin-left="0cm" fo:margin-right="0cm" fo:margin-top="0.158cm" fo:margin-bottom="0cm" fo:line-height="100%" fo:text-indent="0cm" style:punctuation-wrap="simple" style:line-break="normal"/>
    </style:style>
    <style:style style:name="P16" style:family="paragraph">
      <style:paragraph-properties fo:margin-left="0cm" fo:margin-right="0cm" fo:line-height="100%" fo:text-align="end" fo:text-indent="0cm"/>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5"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6" style:family="text">
      <style:text-properties fo:color="#ffffff" fo:font-family="Arial" style:font-pitch="variable" fo:font-size="18pt" fo:language="en" fo:country="GB" fo:text-shadow="1pt 1pt" style:font-size-asian="18pt" style:font-size-complex="18pt"/>
    </style:style>
    <style:style style:name="T7" style:family="text">
      <style:text-properties fo:color="#ff0000" fo:font-size="60pt" fo:language="en" fo:country="GB" fo:text-shadow="1pt 1pt" style:font-size-asian="60pt" style:font-size-complex="60pt"/>
    </style:style>
    <style:style style:name="T8" style:family="text">
      <style:text-properties fo:language="en" fo:country="GB" style:font-family-asian="'DejaVu Sans'" style:font-pitch-asian="variable" style:font-family-complex="'DejaVu Sans'" style:font-pitch-complex="variable"/>
    </style:style>
    <style:style style:name="T9" style:family="text">
      <style:text-properties fo:language="en" fo:country="GB" fo:font-style="italic" style:text-underline-style="solid" style:text-underline-width="auto" style:text-underline-color="font-color" style:font-style-asian="italic" style:font-style-complex="italic"/>
    </style:style>
    <style:style style:name="T10" style:family="text">
      <style:text-properties fo:color="#ffffff" style:text-position="0% 100%" fo:font-family="Arial" style:font-pitch="variable" fo:font-size="18pt" fo:language="en" fo:country="GB" fo:text-shadow="1pt 1pt" style:font-size-asian="18pt" style:font-size-complex="18pt"/>
    </style:style>
    <style:style style:name="T11" style:family="text">
      <style:text-properties fo:color="#33cc33" fo:font-family="Wingdings" style:font-pitch="variable" style:font-charset="x-symbol" fo:font-size="72pt" fo:language="en" fo:country="US" fo:text-shadow="1pt 1pt" style:font-size-asian="72pt" style:font-size-complex="72pt"/>
    </style:style>
    <style:style style:name="T12" style:family="text">
      <style:text-properties fo:font-family="Wingdings" style:font-pitch="variable" style:font-charset="x-symbol" fo:language="en" fo:country="GB"/>
    </style:style>
    <style:style style:name="T13"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14"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16" style:family="text">
      <style:text-properties fo:font-family="Wingdings" style:font-pitch="variable" style:font-charset="x-symbol" fo:language="en" fo:country="GB" style:font-family-asian="'DejaVu Sans'" style:font-pitch-asian="variable" style:font-family-complex="'DejaVu Sans'" style:font-pitch-complex="variable"/>
    </style:style>
    <style:style style:name="T17"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18" style:family="text">
      <style:text-properties fo:color="#ffffff" fo:font-family="Arial" style:font-pitch="variable" fo:font-size="18pt" fo:language="en" fo:country="GB" fo:font-style="italic" fo:text-shadow="1pt 1pt" style:font-size-asian="18pt" style:font-style-asian="italic" style:font-size-complex="18pt" style:font-style-complex="italic"/>
    </style:style>
    <style:style style:name="T19" style:family="text">
      <style:text-properties fo:color="#000080" fo:font-family="'Courier New'" style:font-family-generic="modern" style:font-pitch="fixed" fo:font-size="18pt" fo:language="en" fo:country="GB" fo:font-weight="bold" style:font-size-asian="18pt" style:font-weight-asian="bold" style:font-size-complex="18pt" style:font-weight-complex="bold"/>
    </style:style>
    <style:style style:name="T20" style:family="text">
      <style:text-properties fo:color="#000000" fo:font-family="'Courier New'" style:font-family-generic="modern" style:font-pitch="fixed" fo:font-size="20pt" fo:language="en" fo:country="GB" style:font-size-asian="20pt" style:font-size-complex="20pt"/>
    </style:style>
    <style:style style:name="T21"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22" style:family="text">
      <style:text-properties fo:color="#000000" fo:font-family="Arial" style:font-pitch="variable" fo:font-size="18pt" fo:language="en" fo:country="US" fo:text-shadow="1pt 1pt" style:font-size-asian="18pt" style:font-size-complex="18pt"/>
    </style:style>
    <style:style style:name="T23" style:family="text">
      <style:text-properties fo:color="#000000" fo:font-family="Arial" style:font-pitch="variable" fo:font-size="18pt" fo:language="en" fo:country="GB" fo:text-shadow="1pt 1pt" style:font-size-asian="18pt" style:font-size-complex="18pt"/>
    </style:style>
    <style:style style:name="T24" style:family="text">
      <style:text-properties fo:color="#000000" fo:font-family="Arial" style:font-pitch="variable" fo:font-size="18pt" fo:language="en" fo:country="GB" fo:font-style="italic" fo:text-shadow="1pt 1pt" style:font-size-asian="18pt" style:font-style-asian="italic" style:font-size-complex="18pt" style:font-style-complex="italic"/>
    </style:style>
    <style:style style:name="T25" style:family="text">
      <style:text-properties fo:color="#ff3300" fo:font-family="Wingdings" style:font-pitch="variable" style:font-charset="x-symbol" fo:font-size="72pt" fo:language="en" fo:country="US" fo:text-shadow="1pt 1pt" style:font-size-asian="72pt" style:font-size-complex="72pt"/>
    </style:style>
    <style:style style:name="T26"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27"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28" style:family="text">
      <style:text-properties fo:language="en" fo:country="GB" fo:font-style="italic" style:font-family-asian="'DejaVu Sans'" style:font-pitch-asian="variable" style:font-style-asian="italic" style:font-family-complex="'DejaVu Sans'" style:font-pitch-complex="variable" style:font-style-complex="italic"/>
    </style:style>
    <style:style style:name="T29"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30" style:family="text">
      <style:text-properties fo:color="#ff0000" fo:font-family="'Courier New'" style:font-family-generic="modern" style:font-pitch="fixed" fo:font-size="40pt" fo:language="en" fo:country="GB" style:font-size-asian="40pt" style:font-size-complex="40pt"/>
    </style:style>
    <style:style style:name="T31" style:family="text">
      <style:text-properties fo:color="#ffffff" fo:font-family="'Courier New'" style:font-family-generic="modern" style:font-pitch="fixed" fo:font-size="18pt" fo:language="en" fo:country="GB" fo:text-shadow="1pt 1pt" style:font-size-asian="18pt" style:font-size-complex="18pt"/>
    </style:style>
    <style:style style:name="T32" style:family="text">
      <style:text-properties fo:color="#ff0000" fo:font-family="'Courier New'" style:font-family-generic="modern" style:font-pitch="fixed" fo:font-size="40pt" fo:language="en" fo:country="GB" fo:text-shadow="1pt 1pt" style:font-size-asian="40pt" style:font-size-complex="40pt"/>
    </style:style>
    <style:style style:name="T33" style:family="text">
      <style:text-properties fo:color="#000080" fo:font-family="'Courier New'" style:font-family-generic="modern" style:font-pitch="fixed" fo:font-size="20pt" fo:language="en" fo:country="GB" fo:font-weight="bold" style:font-size-asian="20pt" style:font-weight-asian="bold" style:font-size-complex="20pt" style:font-weight-complex="bold"/>
    </style:style>
    <style:style style:name="T34" style:family="text">
      <style:text-properties fo:color="#000000" fo:font-family="'Courier New'" style:font-family-generic="modern" style:font-pitch="fixed" fo:language="en" fo:country="GB" fo:font-weight="bold" style:font-weight-asian="bold" style:font-weight-complex="bold"/>
    </style:style>
    <style:style style:name="T35" style:family="text">
      <style:text-properties fo:color="#ff3300" fo:font-family="Wingdings" style:font-pitch="variable" style:font-charset="x-symbol" fo:font-size="44pt" fo:language="en" fo:country="US" fo:text-shadow="1pt 1pt" style:font-size-asian="44pt" style:font-size-complex="44pt"/>
    </style:style>
    <style:style style:name="T36" style:family="text">
      <style:text-properties fo:color="#33cc33" fo:font-family="Wingdings" style:font-pitch="variable" style:font-charset="x-symbol" fo:font-size="48pt" fo:language="en" fo:country="US" fo:text-shadow="1pt 1pt" style:font-size-asian="48pt" style:font-size-complex="48pt"/>
    </style:style>
    <style:style style:name="T37" style:family="text">
      <style:text-properties fo:color="#ff0000" fo:font-size="44pt" fo:language="en" fo:country="GB" fo:text-shadow="1pt 1pt" style:font-size-asian="44pt" style:font-size-complex="44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9cm" text:min-label-width="0.6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㈠">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ㄠ">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T">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min-label-width="0.926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3.205cm" svg:height="3.309cm" svg:x="8.362cm" svg:y="8.123cm">
          <text:p text:style-name="P1"><text:span text:style-name="T1">Structures</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ypedef</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defines a new name for an existing type</text:span></text:p>
                <text:list text:style-name="L3">
                  <text:list-item>
                    <text:p text:style-name="P7"><text:span text:style-name="T3">does not create a new type</text:span></text:p>
                  </text:list-item>
                  <text:list-item>
                    <text:p text:style-name="P7"><text:span text:style-name="T3">useful for expressing intention</text:span></text:p>
                  </text:list-item>
                  <text:list-item>
                    <text:p text:style-name="P7"><text:span text:style-name="T3">can aid portability too</text:span></text:p>
                  </text:list-item>
                </text:list>
              </text:list-item>
            </text:list>
          </draw:text-box>
        </draw:frame>
        <draw:custom-shape draw:style-name="gr4" draw:text-style-name="P2" draw:layer="layout" svg:width="13.6cm" svg:height="1.785cm" svg:x="5.159cm" svg:y="6.509cm">
          <text:p text:style-name="P3"><text:span text:style-name="T4"><text:s text:c="8"/></text:span><text:span text:style-name="T4">unsigned int</text:span><text:span text:style-name="T5"> at;</text:span></text:p>
          <text:p text:style-name="P3"><text:span text:style-name="T4">typedef unsigned int</text:span><text:span text:style-name="T5"> size_t;</text:span></text:p>
          <draw:enhanced-geometry svg:viewBox="0 0 21600 21600" draw:type="mso-spt202" draw:enhanced-path="M 0 0 L 21600 0 21600 21600 0 21600 0 0 Z N"/>
        </draw:custom-shape>
        <draw:custom-shape draw:style-name="gr4" draw:text-style-name="P2" draw:layer="layout" svg:width="13.6cm" svg:height="1.785cm" svg:x="5.159cm" svg:y="10.91cm">
          <text:p text:style-name="P3"><text:span text:style-name="T4">void </text:span><text:span text:style-name="T5">f(</text:span><text:span text:style-name="T4">unsigned int</text:span><text:span text:style-name="T5"> variable);</text:span></text:p>
          <text:p text:style-name="P3"><text:span text:style-name="T4">void </text:span><text:span text:style-name="T5">f(size_t variable);</text:span></text:p>
          <draw:enhanced-geometry svg:viewBox="0 0 21600 21600" draw:type="mso-spt202" draw:enhanced-path="M 0 0 L 21600 0 21600 21600 0 21600 0 0 Z N"/>
        </draw:custom-shape>
        <draw:custom-shape draw:style-name="gr5" draw:text-style-name="P2" draw:layer="layout" svg:width="7.201cm" svg:height="1.785cm" svg:x="18.957cm" svg:y="10.892cm">
          <text:p text:style-name="P3"><text:span text:style-name="T6">equivalent declarations</text:span></text:p>
          <text:p text:style-name="P3"><text:span text:style-name="T6">(allowed)</text:span></text:p>
          <draw:enhanced-geometry svg:viewBox="0 0 21600 21600" draw:type="mso-spt202" draw:enhanced-path="M 0 0 L 21600 0 21600 21600 0 21600 0 0 Z N"/>
        </draw:custom-shape>
        <draw:custom-shape draw:style-name="gr4" draw:text-style-name="P2" draw:layer="layout" svg:width="13.6cm" svg:height="1.785cm" svg:x="5.159cm" svg:y="8.727cm">
          <text:p text:style-name="P3"><text:span text:style-name="T4">unsigned int</text:span><text:span text:style-name="T5"> at;</text:span></text:p>
          <text:p text:style-name="P3"><text:span text:style-name="T5">size_t at;</text:span></text:p>
          <draw:enhanced-geometry svg:viewBox="0 0 21600 21600" draw:type="mso-spt202" draw:enhanced-path="M 0 0 L 21600 0 21600 21600 0 21600 0 0 Z N"/>
        </draw:custom-shape>
        <draw:custom-shape draw:style-name="gr5" draw:text-style-name="P2" draw:layer="layout" svg:width="8.004cm" svg:height="1.023cm" svg:x="18.957cm" svg:y="6.892cm">
          <text:p text:style-name="P3"><text:span text:style-name="T6">syntax mirrors declaration</text:span></text:p>
          <draw:enhanced-geometry svg:viewBox="0 0 21600 21600" draw:type="mso-spt202" draw:enhanced-path="M 0 0 L 21600 0 21600 21600 0 21600 0 0 Z N"/>
        </draw:custom-shape>
        <draw:custom-shape draw:style-name="gr5" draw:text-style-name="P2" draw:layer="layout" svg:width="8.004cm" svg:height="1.785cm" svg:x="18.957cm" svg:y="8.727cm">
          <text:p text:style-name="P3"><text:span text:style-name="T6">equivalent definitions</text:span></text:p>
          <text:p text:style-name="P3"><text:span text:style-name="T6">(compile time error)</text:span></text:p>
          <draw:enhanced-geometry svg:viewBox="0 0 21600 21600" draw:type="mso-spt202" draw:enhanced-path="M 0 0 L 21600 0 21600 21600 0 21600 0 0 Z N"/>
        </draw:custom-shape>
        <draw:custom-shape draw:style-name="gr6" draw:text-style-name="P2" draw:layer="layout" svg:width="1.001cm" svg:height="1.402cm" svg:x="16.559cm" svg:y="6.70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3.6cm" svg:height="4.833cm" svg:x="5.159cm" svg:y="13.291cm">
          <text:p text:style-name="P3"><text:span text:style-name="T4">void </text:span><text:span text:style-name="T5">f(</text:span><text:span text:style-name="T4">unsigned int</text:span><text:span text:style-name="T5"> variable);</text:span></text:p>
          <text:p text:style-name="P3"><text:span text:style-name="T5">...</text:span></text:p>
          <text:p text:style-name="P3"><text:span text:style-name="T4">void </text:span><text:span text:style-name="T5">f(size_t variable)</text:span></text:p>
          <text:p text:style-name="P3"><text:span text:style-name="T5">{</text:span></text:p>
          <text:p text:style-name="P3"><text:span text:style-name="T5"><text:s text:c="3"/></text:span><text:span text:style-name="T5">...</text:span></text:p>
          <text:p text:style-name="P3"><text:span text:style-name="T5">}</text:span></text:p>
          <draw:enhanced-geometry svg:viewBox="0 0 21600 21600" draw:type="mso-spt202" draw:enhanced-path="M 0 0 L 21600 0 21600 21600 0 21600 0 0 Z N"/>
        </draw:custom-shape>
        <draw:custom-shape draw:style-name="gr5" draw:text-style-name="P2" draw:layer="layout" svg:width="7.801cm" svg:height="2.547cm" svg:x="18.957cm" svg:y="13.309cm">
          <text:p text:style-name="P3"><text:span text:style-name="T6">declared without typedef</text:span></text:p>
          <text:p text:style-name="P3"><text:span text:style-name="T6">defined with typedef</text:span></text:p>
          <text:p text:style-name="P3"><text:span text:style-name="T6">(allowed)</text:span></text:p>
          <draw:enhanced-geometry svg:viewBox="0 0 21600 21600" draw:type="mso-spt202" draw:enhanced-path="M 0 0 L 21600 0 21600 21600 0 21600 0 0 Z N"/>
        </draw:custom-shape>
        <draw:custom-shape draw:style-name="gr7" draw:text-style-name="P2" draw:layer="layout" svg:width="1.453cm" svg:height="2.797cm" svg:x="16.959cm" svg:y="14.526cm">
          <text:p text:style-name="P5"><text:span text:style-name="T7">?</text:span></text:p>
          <draw:enhanced-geometry svg:viewBox="0 0 21600 21600" draw:type="mso-spt202" draw:enhanced-path="M 0 0 L 21600 0 21600 21600 0 21600 0 0 Z N"/>
        </draw:custom-shape>
        <draw:custom-shape draw:style-name="gr7" draw:text-style-name="P2" draw:layer="layout" svg:width="1.453cm" svg:height="2.797cm" svg:x="17.157cm" svg:y="10.328cm">
          <text:p text:style-name="P5"><text:span text:style-name="T7">?</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Note that a duplicate typedef is an error in C.</text:span></text:p>
              <text:p text:style-name="P8"><text:span text:style-name="T8"><text:s text:c="4"/></text:span><text:span text:style-name="T8">typedef unsigned int size_t;</text:span></text:p>
              <text:p text:style-name="P8"><text:span text:style-name="T8"><text:s text:c="4"/></text:span><text:span text:style-name="T8">typedef unsigned int size_t; // error</text:span></text:p>
              <text:p text:style-name="P8"><text:span text:style-name="T8">A duplicate typedef such as this is allowed in C++ though.</text:span></text:p>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num</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 enum definition introduces a new type</text:span></text:p>
                <text:list text:style-name="L3">
                  <text:list-item>
                    <text:p text:style-name="P7"><text:span text:style-name="T3">and a sequence of enumerators</text:span></text:p>
                  </text:list-item>
                  <text:list-item>
                    <text:p text:style-name="P7"><text:span text:style-name="T3">each enumerator is </text:span><text:span text:style-name="T9">not</text:span><text:span text:style-name="T3"> scoped to its enum</text:span></text:p>
                  </text:list-item>
                  <text:list-item>
                    <text:p text:style-name="P7"><text:span text:style-name="T3">each enumerator has a constant integer value</text:span></text:p>
                  </text:list-item>
                  <text:list-item>
                    <text:p text:style-name="P7"><text:span text:style-name="T3">by default starts at zero and increments by one</text:span></text:p>
                  </text:list-item>
                </text:list>
              </text:list-item>
            </text:list>
          </draw:text-box>
        </draw:frame>
        <draw:custom-shape draw:style-name="gr4" draw:text-style-name="P2" draw:layer="layout" svg:width="15.002cm" svg:height="4.833cm" svg:x="4.758cm" svg:y="8.092cm">
          <text:p text:style-name="P3"><text:span text:style-name="T4">enum</text:span><text:span text:style-name="T5"> suit </text:span></text:p>
          <text:p text:style-name="P3"><text:span text:style-name="T5">{ </text:span></text:p>
          <text:p text:style-name="P3"><text:span text:style-name="T5"><text:s text:c="4"/></text:span><text:span text:style-name="T5">clubs, diamonds, hearts, spades </text:span></text:p>
          <text:p text:style-name="P3"><text:span text:style-name="T5">};</text:span></text:p>
          <text:p text:style-name="P3"><text:span text:style-name="T5"/></text:p>
          <text:p text:style-name="P3"><text:span text:style-name="T4">enum</text:span><text:span text:style-name="T5"> suit trumps = clubs;</text:span></text:p>
          <draw:enhanced-geometry svg:viewBox="0 0 21600 21600" draw:type="mso-spt202" draw:enhanced-path="M 0 0 L 21600 0 21600 21600 0 21600 0 0 Z N"/>
        </draw:custom-shape>
        <draw:custom-shape draw:style-name="gr5" draw:text-style-name="P2" draw:layer="layout" svg:width="4.202cm" svg:height="1.023cm" svg:x="20.36cm" svg:y="8.123cm">
          <text:p text:style-name="P3"><text:span text:style-name="T6">type name</text:span></text:p>
          <draw:enhanced-geometry svg:viewBox="0 0 21600 21600" draw:type="mso-spt202" draw:enhanced-path="M 0 0 L 21600 0 21600 21600 0 21600 0 0 Z N"/>
        </draw:custom-shape>
        <draw:custom-shape draw:style-name="gr5" draw:text-style-name="P2" draw:layer="layout" svg:width="4.202cm" svg:height="1.023cm" svg:x="20.36cm" svg:y="9.543cm">
          <text:p text:style-name="P3"><text:span text:style-name="T6">enumerators</text:span></text:p>
          <draw:enhanced-geometry svg:viewBox="0 0 21600 21600" draw:type="mso-spt202" draw:enhanced-path="M 0 0 L 21600 0 21600 21600 0 21600 0 0 Z N"/>
        </draw:custom-shape>
        <draw:line draw:style-name="gr8" draw:text-style-name="P9" draw:layer="layout" svg:x1="20.385cm" svg:y1="8.559cm" svg:x2="8.73cm" svg:y2="8.564cm">
          <text:p/>
        </draw:line>
        <draw:line draw:style-name="gr8" draw:text-style-name="P9" draw:layer="layout" svg:x1="20.386cm" svg:y1="10.16cm" svg:x2="18.534cm" svg:y2="10.164cm">
          <text:p/>
        </draw:line>
        <draw:custom-shape draw:style-name="gr9" draw:text-style-name="P2" draw:layer="layout" svg:width="21.202cm" svg:height="2.693cm" svg:x="4.758cm" svg:y="13.727cm">
          <text:p text:style-name="P10"><text:span text:style-name="T4">enum </text:span><text:span text:style-name="T5">season </text:span></text:p>
          <text:p text:style-name="P10"><text:span text:style-name="T5">{ </text:span></text:p>
          <text:p text:style-name="P10"><text:span text:style-name="T5"><text:s text:c="4"/></text:span><text:span text:style-name="T5">spring=1, summer, autumn, fall=autumn, winter</text:span></text:p>
          <text:p text:style-name="P10"><text:span text:style-name="T5">};</text:span></text:p>
          <draw:enhanced-geometry svg:viewBox="0 0 21600 21600" draw:type="mso-spt202" draw:enhanced-path="M 0 0 L 21600 0 21600 21600 0 21600 0 0 Z N"/>
        </draw:custom-shape>
        <draw:custom-shape draw:style-name="gr5" draw:text-style-name="P2" draw:layer="layout" svg:width="14.605cm" svg:height="1.023cm" svg:x="5.759cm" svg:y="17.308cm">
          <text:p text:style-name="P3"><text:span text:style-name="T6">enumerators with the same value are allowed</text:span></text:p>
          <draw:enhanced-geometry svg:viewBox="0 0 21600 21600" draw:type="mso-spt202" draw:enhanced-path="M 0 0 L 21600 0 21600 21600 0 21600 0 0 Z N"/>
        </draw:custom-shape>
        <draw:line draw:style-name="gr10" draw:text-style-name="P9" draw:layer="layout" svg:x1="18.358cm" svg:y1="17.351cm" svg:x2="18.362cm" svg:y2="15.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An enumerator is not scoped to its enum. This means two enumerators in the same scope must be distinct from each other and from all other ordinary identifiers declared in that scope.</text:span></text:p>
              <text:p text:style-name="P11"><text:span text:style-name="T8"><text:tab/></text:span><text:span text:style-name="T8">enum suit { … diamonds … };</text:span></text:p>
              <text:p text:style-name="P11"><text:span text:style-name="T8"><text:tab/></text:span><text:span text:style-name="T8">enum precious_stones { … diamonds … }; // compile time error</text:span></text:p>
              <text:p text:style-name="P11"><text:span text:style-name="T8"><text:tab/></text:span><text:span text:style-name="T8">int diamonds; // compile-time error</text:span></text:p>
              <text:p text:style-name="P12"><text:span text:style-name="T8"/></text:p>
              <text:p text:style-name="P12"><text:span text:style-name="T8">You can't forward declare an enum.</text:span></text:p>
              <text:p text:style-name="P12"><text:span text:style-name="T8">A trailing comma is permitted in the enumerator list (it isn’t in C++):</text:span></text:p>
              <text:p text:style-name="P12"><text:span text:style-name="T8"><text:s text:c="4"/></text:span><text:span text:style-name="T8">enum suit { clubs, diamonds, hearts, spades, };</text:span></text:p>
              <text:p text:style-name="P12"><text:span text:style-name="T8">This is useful mainly to generated code.</text:span></text:p>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num typedef</text:span></text:p>
          </draw:text-box>
        </draw:frame>
        <draw:custom-shape draw:style-name="gr4" draw:text-style-name="P2" draw:layer="layout" svg:width="18.803cm" svg:height="1.785cm" svg:x="5.358cm" svg:y="1.72cm">
          <text:p text:style-name="P3"><text:span text:style-name="T4">enum</text:span><text:span text:style-name="T5"> suit { ... };</text:span></text:p>
          <text:p text:style-name="P3"><text:span text:style-name="T4">enum</text:span><text:span text:style-name="T5"> suit trumps = clubs;</text:span></text:p>
          <draw:enhanced-geometry svg:viewBox="0 0 21600 21600" draw:type="mso-spt202" draw:enhanced-path="M 0 0 L 21600 0 21600 21600 0 21600 0 0 Z N"/>
        </draw:custom-shape>
        <draw:custom-shape draw:style-name="gr4" draw:text-style-name="P2" draw:layer="layout" svg:width="18.803cm" svg:height="2.547cm" svg:x="5.358cm" svg:y="5.3cm">
          <text:p text:style-name="P3"><text:span text:style-name="T4">enum</text:span><text:span text:style-name="T5"> suit_tag { ... };</text:span><text:span text:style-name="T5"><text:line-break/></text:span><text:span text:style-name="T4">typedef enum</text:span><text:span text:style-name="T5"> suit_tag suit;</text:span></text:p>
          <text:p text:style-name="P3"><text:span text:style-name="T5">suit trumps = clubs;</text:span></text:p>
          <draw:enhanced-geometry svg:viewBox="0 0 21600 21600" draw:type="mso-spt202" draw:enhanced-path="M 0 0 L 21600 0 21600 21600 0 21600 0 0 Z N"/>
        </draw:custom-shape>
        <draw:custom-shape draw:style-name="gr6" draw:text-style-name="P2" draw:layer="layout" svg:width="1.601cm" svg:height="2.456cm" svg:x="3.757cm" svg:y="3.3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4.802cm" svg:height="1.023cm" svg:x="5.058cm" svg:y="3.722cm">
          <text:p text:style-name="P13"><text:span text:style-name="T10">better</text:span></text:p>
          <draw:enhanced-geometry svg:viewBox="0 0 21600 21600" draw:type="mso-spt202" draw:enhanced-path="M 0 0 L 21600 0 21600 21600 0 21600 0 0 Z N"/>
        </draw:custom-shape>
        <draw:custom-shape draw:style-name="gr4" draw:text-style-name="P2" draw:layer="layout" svg:width="18.803cm" svg:height="2.547cm" svg:x="5.358cm" svg:y="9.322cm">
          <text:p text:style-name="P3"><text:span text:style-name="T4">enum</text:span><text:span text:style-name="T5"> suit { ... };</text:span></text:p>
          <text:p text:style-name="P3"><text:span text:style-name="T4">typedef enum</text:span><text:span text:style-name="T5"> suit suit;</text:span></text:p>
          <text:p text:style-name="P3"><text:span text:style-name="T5">suit trumps = clubs;</text:span></text:p>
          <draw:enhanced-geometry svg:viewBox="0 0 21600 21600" draw:type="mso-spt202" draw:enhanced-path="M 0 0 L 21600 0 21600 21600 0 21600 0 0 Z N"/>
        </draw:custom-shape>
        <draw:custom-shape draw:style-name="gr6" draw:text-style-name="P2" draw:layer="layout" svg:width="1.601cm" svg:height="2.456cm" svg:x="3.757cm" svg:y="7.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12.639cm" svg:height="1.023cm" svg:x="13.361cm" svg:y="0.322cm">
          <text:p text:style-name="P3"><text:span text:style-name="T6">enum on declarations is just noise?</text:span></text:p>
          <draw:enhanced-geometry svg:viewBox="0 0 21600 21600" draw:type="mso-spt202" draw:enhanced-path="M 0 0 L 21600 0 21600 21600 0 21600 0 0 Z N"/>
        </draw:custom-shape>
        <draw:custom-shape draw:style-name="gr5" draw:text-style-name="P2" draw:layer="layout" svg:width="10.94cm" svg:height="1.023cm" svg:x="15.558cm" svg:y="3.92cm">
          <text:p text:style-name="P3"><text:span text:style-name="T6">don't <text:s/>use a different tag name</text:span></text:p>
          <draw:enhanced-geometry svg:viewBox="0 0 21600 21600" draw:type="mso-spt202" draw:enhanced-path="M 0 0 L 21600 0 21600 21600 0 21600 0 0 Z N"/>
        </draw:custom-shape>
        <draw:line draw:style-name="gr11" draw:text-style-name="P9" draw:layer="layout" svg:x1="13.185cm" svg:y1="0.922cm" svg:x2="4.529cm" svg:y2="0.926cm">
          <text:p/>
        </draw:line>
        <draw:line draw:style-name="gr11" draw:text-style-name="P9" draw:layer="layout" svg:x1="15.583cm" svg:y1="4.55cm" svg:x2="11.53cm" svg:y2="4.493cm">
          <text:p/>
        </draw:line>
        <draw:line draw:style-name="gr8" draw:text-style-name="P9" draw:layer="layout" svg:x1="11.558cm" svg:y1="4.52cm" svg:x2="11.562cm" svg:y2="6.324cm">
          <text:p/>
        </draw:line>
        <draw:line draw:style-name="gr8" draw:text-style-name="P9" draw:layer="layout" svg:x1="14.556cm" svg:y1="4.52cm" svg:x2="14.561cm" svg:y2="6.324cm">
          <text:p/>
        </draw:line>
        <draw:custom-shape draw:style-name="gr12" draw:text-style-name="P2" draw:layer="layout" svg:width="3.202cm" svg:height="3.295cm" svg:x="22.56cm" svg:y="8.925cm">
          <text:p text:style-name="P3"><text:span text:style-name="T11"></text:span></text:p>
          <draw:enhanced-geometry svg:viewBox="0 0 21600 21600" draw:type="rectangle" draw:enhanced-path="M 0 0 L 21600 0 21600 21600 0 21600 0 0 Z N"/>
        </draw:custom-shape>
        <draw:custom-shape draw:style-name="gr7" draw:text-style-name="P2" draw:layer="layout" svg:width="1.453cm" svg:height="2.797cm" svg:x="22.758cm" svg:y="5.124cm">
          <text:p text:style-name="P5"><text:span text:style-name="T7">?</text:span></text:p>
          <draw:enhanced-geometry svg:viewBox="0 0 21600 21600" draw:type="mso-spt202" draw:enhanced-path="M 0 0 L 21600 0 21600 21600 0 21600 0 0 Z N"/>
        </draw:custom-shape>
        <draw:custom-shape draw:style-name="gr7" draw:text-style-name="P2" draw:layer="layout" svg:width="1.453cm" svg:height="2.797cm" svg:x="22.758cm" svg:y="1.124cm">
          <text:p text:style-name="P5"><text:span text:style-name="T7">?</text:span></text:p>
          <draw:enhanced-geometry svg:viewBox="0 0 21600 21600" draw:type="mso-spt202" draw:enhanced-path="M 0 0 L 21600 0 21600 21600 0 21600 0 0 Z N"/>
        </draw:custom-shape>
        <draw:custom-shape draw:style-name="gr5" draw:text-style-name="P2" draw:layer="layout" svg:width="4.802cm" svg:height="1.023cm" svg:x="5.058cm" svg:y="8.105cm">
          <text:p text:style-name="P13"><text:span text:style-name="T10">better</text:span></text:p>
          <draw:enhanced-geometry svg:viewBox="0 0 21600 21600" draw:type="mso-spt202" draw:enhanced-path="M 0 0 L 21600 0 21600 21600 0 21600 0 0 Z N"/>
        </draw:custom-shape>
        <draw:custom-shape draw:style-name="gr5" draw:text-style-name="P2" draw:layer="layout" svg:width="16.003cm" svg:height="1.023cm" svg:x="5.358cm" svg:y="12.105cm">
          <text:p text:style-name="P13"><text:span text:style-name="T10">commonly compressed into this</text:span></text:p>
          <draw:enhanced-geometry svg:viewBox="0 0 21600 21600" draw:type="mso-spt202" draw:enhanced-path="M 0 0 L 21600 0 21600 21600 0 21600 0 0 Z N"/>
        </draw:custom-shape>
        <draw:custom-shape draw:style-name="gr6" draw:text-style-name="P2" draw:layer="layout" svg:width="1.601cm" svg:height="2.457cm" svg:x="3.757cm" svg:y="10.9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8.803cm" svg:height="1.785cm" svg:x="5.358cm" svg:y="13.379cm">
          <text:p text:style-name="P3"><text:span text:style-name="T4">typedef enum</text:span><text:span text:style-name="T5"> suit { ... } suit;</text:span></text:p>
          <text:p text:style-name="P3"><text:span text:style-name="T5">suit trumps = clubs;</text:span></text:p>
          <draw:enhanced-geometry svg:viewBox="0 0 21600 21600" draw:type="mso-spt202" draw:enhanced-path="M 0 0 L 21600 0 21600 21600 0 21600 0 0 Z N"/>
        </draw:custom-shape>
        <draw:custom-shape draw:style-name="gr5" draw:text-style-name="P2" draw:layer="layout" svg:width="16.003cm" svg:height="1.023cm" svg:x="5.455cm" svg:y="15.306cm">
          <text:p text:style-name="P13"><text:span text:style-name="T10">tag name no longer required</text:span></text:p>
          <draw:enhanced-geometry svg:viewBox="0 0 21600 21600" draw:type="mso-spt202" draw:enhanced-path="M 0 0 L 21600 0 21600 21600 0 21600 0 0 Z N"/>
        </draw:custom-shape>
        <draw:custom-shape draw:style-name="gr12" draw:text-style-name="P2" draw:layer="layout" svg:width="3.202cm" svg:height="3.295cm" svg:x="22.56cm" svg:y="12.431cm">
          <text:p text:style-name="P3"><text:span text:style-name="T11"></text:span></text:p>
          <draw:enhanced-geometry svg:viewBox="0 0 21600 21600" draw:type="rectangle" draw:enhanced-path="M 0 0 L 21600 0 21600 21600 0 21600 0 0 Z N"/>
        </draw:custom-shape>
        <draw:custom-shape draw:style-name="gr4" draw:text-style-name="P2" draw:layer="layout" svg:width="18.803cm" svg:height="1.785cm" svg:x="5.358cm" svg:y="16.325cm">
          <text:p text:style-name="P3"><text:span text:style-name="T4">typedef enum</text:span><text:span text:style-name="T5"> { ... } suit;</text:span></text:p>
          <text:p text:style-name="P3"><text:span text:style-name="T5">suit trumps = clubs;</text:span></text:p>
          <draw:enhanced-geometry svg:viewBox="0 0 21600 21600" draw:type="mso-spt202" draw:enhanced-path="M 0 0 L 21600 0 21600 21600 0 21600 0 0 Z N"/>
        </draw:custom-shape>
        <draw:custom-shape draw:style-name="gr12" draw:text-style-name="P2" draw:layer="layout" svg:width="3.202cm" svg:height="3.295cm" svg:x="22.56cm" svg:y="15.43cm">
          <text:p text:style-name="P3"><text:span text:style-name="T11"></text:span></text:p>
          <draw:enhanced-geometry svg:viewBox="0 0 21600 21600" draw:type="rectangle" draw:enhanced-path="M 0 0 L 21600 0 21600 21600 0 21600 0 0 Z N"/>
        </draw:custom-shape>
        <draw:line draw:style-name="gr13" draw:text-style-name="P9" draw:layer="layout" svg:x1="4.555cm" svg:y1="0.926cm" svg:x2="4.56cm" svg:y2="2.924cm">
          <text:p/>
        </draw:line>
        <draw:line draw:style-name="gr14" draw:text-style-name="P9" draw:layer="layout" svg:x1="4.555cm" svg:y1="2.924cm" svg:x2="5.358cm" svg:y2="2.928cm">
          <text:p/>
        </draw:line>
        <draw:custom-shape draw:style-name="gr6" draw:text-style-name="P2" draw:layer="layout" svg:width="1.601cm" svg:height="2.456cm" svg:x="3.757cm" svg:y="14.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The names of enumeration constants (such as clubs) are not externally visible in C. If you build a C program from two source files, one containing the identifier clubs as an enumeration constant and the other containing the identifier clubs as the name of a function (and the latter does not #include the former) then the build will succeed; it will not fail at link time because of a duplication definition since only the name of the function is externally visible to the linker. It may fail if built in C++ though.</text:span></text:p>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num </text:span><text:span text:style-name="T12"></text:span><text:span text:style-name="T3"> </text:span><text:span text:style-name="T12"></text:span><text:span text:style-name="T3"> i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thinly wrapped integer – not type safe</text:span></text:p>
                <text:list text:style-name="L3">
                  <text:list-item>
                    <text:p text:style-name="P7"><text:span text:style-name="T9">any</text:span><text:span text:style-name="T3"> int value can be converted to an enum</text:span></text:p>
                  </text:list-item>
                  <text:list-item>
                    <text:p text:style-name="P7"><text:span text:style-name="T3">an enum can be converted to an int</text:span></text:p>
                  </text:list-item>
                </text:list>
              </text:list-item>
            </text:list>
            <text:p text:style-name="P7"><text:span text:style-name="T3"/></text:p>
          </draw:text-box>
        </draw:frame>
        <draw:custom-shape draw:style-name="gr4" draw:text-style-name="P2" draw:layer="layout" svg:width="18.203cm" svg:height="7.697cm" svg:x="4.957cm" svg:y="5.865cm">
          <text:p text:style-name="P3"><text:span text:style-name="T13">const char</text:span><text:span text:style-name="T14"> * suit_name(suit s)</text:span></text:p>
          <text:p text:style-name="P3"><text:span text:style-name="T14">{</text:span></text:p>
          <text:p text:style-name="P3"><text:span text:style-name="T14"><text:s text:c="4"/></text:span><text:span text:style-name="T13">switch</text:span><text:span text:style-name="T14"> (s)</text:span></text:p>
          <text:p text:style-name="P3"><text:span text:style-name="T14"><text:s text:c="4"/></text:span><text:span text:style-name="T14">{</text:span></text:p>
          <text:p text:style-name="P3"><text:span text:style-name="T14"><text:s text:c="4"/></text:span><text:span text:style-name="T13">case</text:span><text:span text:style-name="T14"> clubs <text:s text:c="3"/>: </text:span><text:span text:style-name="T13">return</text:span><text:span text:style-name="T14"> </text:span><text:span text:style-name="T15">"clubs"</text:span><text:span text:style-name="T14">;</text:span></text:p>
          <text:p text:style-name="P3"><text:span text:style-name="T14"><text:s text:c="4"/></text:span><text:span text:style-name="T13">case</text:span><text:span text:style-name="T14"> diamonds : </text:span><text:span text:style-name="T13">return</text:span><text:span text:style-name="T14"> </text:span><text:span text:style-name="T15">"diamonds"</text:span><text:span text:style-name="T14">;</text:span></text:p>
          <text:p text:style-name="P3"><text:span text:style-name="T14"><text:s text:c="4"/></text:span><text:span text:style-name="T13">case</text:span><text:span text:style-name="T14"> hearts <text:s text:c="2"/>: </text:span><text:span text:style-name="T13">return</text:span><text:span text:style-name="T14"> </text:span><text:span text:style-name="T15">"hearts"</text:span><text:span text:style-name="T14">;</text:span></text:p>
          <text:p text:style-name="P3"><text:span text:style-name="T14"><text:s text:c="4"/></text:span><text:span text:style-name="T13">case</text:span><text:span text:style-name="T14"> spades <text:s text:c="2"/>: </text:span><text:span text:style-name="T13">return</text:span><text:span text:style-name="T14"> </text:span><text:span text:style-name="T15">"spades"</text:span><text:span text:style-name="T14">;</text:span></text:p>
          <text:p text:style-name="P3"><text:span text:style-name="T14"><text:s text:c="4"/></text:span><text:span text:style-name="T13">default</text:span><text:span text:style-name="T14"> <text:s text:c="6"/>: </text:span><text:span text:style-name="T13">return</text:span><text:span text:style-name="T14"> NULL; </text:span><text:span text:style-name="T15">// can happen</text:span></text:p>
          <text:p text:style-name="P3"><text:span text:style-name="T14"><text:s text:c="4"/></text:span><text:span text:style-name="T14">}</text:span></text:p>
          <text:p text:style-name="P3"><text:span text:style-name="T14">}</text:span></text:p>
          <draw:enhanced-geometry svg:viewBox="0 0 21600 21600" draw:type="mso-spt202" draw:enhanced-path="M 0 0 L 21600 0 21600 21600 0 21600 0 0 Z N"/>
        </draw:custom-shape>
        <draw:custom-shape draw:style-name="gr15" draw:text-style-name="P2" draw:layer="layout" svg:width="14.402cm" svg:height="4.317cm" svg:x="6.553cm" svg:y="12.995cm">
          <text:p text:style-name="P3"><text:span text:style-name="T13">int </text:span><text:span text:style-name="T14">main(</text:span><text:span text:style-name="T13">void</text:span><text:span text:style-name="T14">)</text:span></text:p>
          <text:p text:style-name="P3"><text:span text:style-name="T14">{</text:span></text:p>
          <text:p text:style-name="P3"><text:span text:style-name="T14"><text:s text:c="4"/></text:span><text:span text:style-name="T14">suit trumps = (suit)42;</text:span></text:p>
          <text:p text:style-name="P3"><text:span text:style-name="T14"><text:s text:c="4"/></text:span><text:span text:style-name="T13">int</text:span><text:span text:style-name="T14"> value = (</text:span><text:span text:style-name="T13">int</text:span><text:span text:style-name="T14">)trumps;</text:span></text:p>
          <text:p text:style-name="P3"><text:span text:style-name="T14"><text:s text:c="4"/></text:span><text:span text:style-name="T14">printf(</text:span><text:span text:style-name="T15">"%s\n"</text:span><text:span text:style-name="T14">, suit_name(trumps));</text:span></text:p>
          <text:p text:style-name="P3"><text:span text:style-name="T14">}</text:span></text:p>
          <draw:enhanced-geometry svg:viewBox="0 0 21600 21600" draw:type="mso-spt202" draw:enhanced-path="M 0 0 L 21600 0 21600 21600 0 21600 0 0 Z N"/>
        </draw:custom-shape>
        <draw:custom-shape draw:style-name="gr5" draw:text-style-name="P2" draw:layer="layout" svg:width="5.041cm" svg:height="1.785cm" svg:x="21.916cm" svg:y="14.195cm">
          <text:p text:style-name="P3"><text:span text:style-name="T6">neither cast is</text:span></text:p>
          <text:p text:style-name="P3"><text:span text:style-name="T6"><text:s/></text:span><text:span text:style-name="T6">required</text:span></text:p>
          <draw:enhanced-geometry svg:viewBox="0 0 21600 21600" draw:type="mso-spt202" draw:enhanced-path="M 0 0 L 21600 0 21600 21600 0 21600 0 0 Z N"/>
        </draw:custom-shape>
        <draw:line draw:style-name="gr13" draw:text-style-name="P9" draw:layer="layout" svg:x1="21.986cm" svg:y1="14.997cm" svg:x2="17.735cm" svg:y2="15.002cm">
          <text:p/>
        </draw:line>
        <draw:line draw:style-name="gr13" draw:text-style-name="P9" draw:layer="layout" svg:x1="17.758cm" svg:y1="14.596cm" svg:x2="17.762cm" svg:y2="15.597cm">
          <text:p/>
        </draw:line>
        <draw:line draw:style-name="gr16" draw:text-style-name="P9" draw:layer="layout" svg:x1="17.783cm" svg:y1="14.596cm" svg:x2="16.328cm" svg:y2="14.601cm">
          <text:p/>
        </draw:line>
        <draw:line draw:style-name="gr17" draw:text-style-name="P9" draw:layer="layout" svg:x1="17.783cm" svg:y1="15.597cm" svg:x2="16.328cm" svg:y2="15.602cm">
          <text:p/>
        </draw:line>
        <draw:custom-shape draw:style-name="gr7" draw:text-style-name="P2" draw:layer="layout" svg:width="1.453cm" svg:height="2.797cm" svg:x="19.957cm" svg:y="15.527cm">
          <text:p text:style-name="P5"><text:span text:style-name="T7">?</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The int </text:span><text:span text:style-name="T16"></text:span><text:span text:style-name="T8"> enum cast is required in C++.</text:span></text:p>
              <text:p text:style-name="P8"><text:span text:style-name="T8">The C standard does not guarantee that the underlying integer type of the enum will be int.</text:span></text:p>
            </draw:text-box>
          </draw:frame>
        </presentation:notes>
      </draw:page>
      <draw:page draw:name="page6" draw:style-name="dp1" draw:master-page-name="Default" presentation:presentation-page-layout-name="AL1T1" presentation:use-footer-name="ftr1">
        <draw:frame presentation:style-name="pr5" draw:text-style-name="P4" draw:layer="layout" svg:width="2.399cm" svg:height="15.999cm" svg:x="1.097cm" svg:y="2.098cm" presentation:class="title" presentation:user-transformed="true">
          <draw:text-box>
            <text:p text:style-name="P5"><text:span text:style-name="T3">anonymous enum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useful for designators</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2">
              <text:list-item>
                <text:p text:style-name="P6"><text:span text:style-name="T3"><text:s/></text:span><text:span text:style-name="T3">alternative to #define for array sizes</text:span></text:p>
              </text:list-item>
            </text:list>
          </draw:text-box>
        </draw:frame>
        <draw:custom-shape draw:style-name="gr9" draw:text-style-name="P2" draw:layer="layout" svg:width="13.803cm" svg:height="6.956cm" svg:x="5.556cm" svg:y="3.126cm">
          <text:p text:style-name="P10"><text:span text:style-name="T4">enum </text:span><text:span text:style-name="T5">{ january, february, <text:s/>... </text:span></text:p>
          <text:p text:style-name="P10"><text:span text:style-name="T5"><text:s text:c="7"/></text:span><text:span text:style-name="T5">november, december };</text:span></text:p>
          <text:p text:style-name="P10"><text:span text:style-name="T5"><text:s text:c="5"/></text:span></text:p>
          <text:p text:style-name="P10"><text:span text:style-name="T4">const int</text:span><text:span text:style-name="T5"> days_in_month[] =</text:span></text:p>
          <text:p text:style-name="P10"><text:span text:style-name="T5">{</text:span></text:p>
          <text:p text:style-name="P10"><text:span text:style-name="T5"><text:s text:c="3"/></text:span><text:span text:style-name="T5">[january] = 31,</text:span></text:p>
          <text:p text:style-name="P10"><text:span text:style-name="T5"><text:s text:c="3"/></text:span><text:span text:style-name="T5">[february] = 28,</text:span></text:p>
          <text:p text:style-name="P10"><text:span text:style-name="T5"><text:s text:c="3"/></text:span><text:span text:style-name="T5">...</text:span></text:p>
          <text:p text:style-name="P10"><text:span text:style-name="T5"><text:s text:c="3"/></text:span><text:span text:style-name="T5">[november] = 30, </text:span></text:p>
          <text:p text:style-name="P10"><text:span text:style-name="T5"><text:s text:c="3"/></text:span><text:span text:style-name="T5">[december] = 31</text:span></text:p>
          <text:p text:style-name="P10"><text:span text:style-name="T5">};</text:span></text:p>
          <draw:enhanced-geometry svg:viewBox="0 0 21600 21600" draw:type="mso-spt202" draw:enhanced-path="M 0 0 L 21600 0 21600 21600 0 21600 0 0 Z N"/>
        </draw:custom-shape>
        <draw:custom-shape draw:style-name="gr9" draw:text-style-name="P2" draw:layer="layout" svg:width="13.803cm" svg:height="2.084cm" svg:x="5.556cm" svg:y="12.841cm">
          <text:p text:style-name="P10"><text:span text:style-name="T17">#define MAX_LEN (1024)</text:span></text:p>
          <text:p text:style-name="P10"><text:span text:style-name="T17"/></text:p>
          <text:p text:style-name="P10"><text:span text:style-name="T4">char </text:span><text:span text:style-name="T5">buffer[MAX_LEN]; </text:span></text:p>
          <draw:enhanced-geometry svg:viewBox="0 0 21600 21600" draw:type="mso-spt202" draw:enhanced-path="M 0 0 L 21600 0 21600 21600 0 21600 0 0 Z N"/>
        </draw:custom-shape>
        <draw:custom-shape draw:style-name="gr9" draw:text-style-name="P2" draw:layer="layout" svg:width="13.803cm" svg:height="2.084cm" svg:x="5.556cm" svg:y="15.527cm">
          <text:p text:style-name="P10"><text:span text:style-name="T4">enum </text:span><text:span text:style-name="T5">{ max_len = 1024 };</text:span></text:p>
          <text:p text:style-name="P10"><text:span text:style-name="T5"/></text:p>
          <text:p text:style-name="P10"><text:span text:style-name="T4">char </text:span><text:span text:style-name="T5">buffer[max_len]; </text:span></text:p>
          <draw:enhanced-geometry svg:viewBox="0 0 21600 21600" draw:type="mso-spt202" draw:enhanced-path="M 0 0 L 21600 0 21600 21600 0 21600 0 0 Z N"/>
        </draw:custom-shape>
        <draw:custom-shape draw:style-name="gr5" draw:text-style-name="P2" draw:layer="layout" svg:width="5.04cm" svg:height="1.023cm" svg:x="19.76cm" svg:y="14.526cm">
          <text:p text:style-name="P3"><text:span text:style-name="T6">alternatives</text:span></text:p>
          <draw:enhanced-geometry svg:viewBox="0 0 21600 21600" draw:type="mso-spt202" draw:enhanced-path="M 0 0 L 21600 0 21600 21600 0 21600 0 0 Z N"/>
        </draw:custom-shape>
        <draw:custom-shape draw:style-name="gr6" draw:text-style-name="P2" draw:layer="layout" svg:width="1.6cm" svg:height="2.8cm" svg:x="17.357cm" svg:y="13.92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2" draw:layer="layout" svg:width="2.602cm" svg:height="1.398cm" svg:x="15.998cm" svg:y="7.602cm">
          <text:p text:style-name="P14"><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7" draw:style-name="dp1" draw:master-page-name="Default" presentation:presentation-page-layout-name="AL1T1" presentation:use-footer-name="ftr1">
        <draw:custom-shape draw:style-name="gr4" draw:text-style-name="P2" draw:layer="layout" svg:width="12.003cm" svg:height="3.309cm" svg:x="5.997cm" svg:y="12.4cm">
          <text:p text:style-name="P3"><text:span text:style-name="T5">fields widget;</text:span></text:p>
          <text:p text:style-name="P3"><text:span text:style-name="T5">...</text:span></text:p>
          <text:p text:style-name="P3"><text:span text:style-name="T4">if</text:span><text:span text:style-name="T5"> (widget.in_use)</text:span></text:p>
          <text:p text:style-name="P3"><text:span text:style-name="T5"><text:s text:c="4"/></text:span><text:span text:style-name="T5">...</text:span></text:p>
          <draw:enhanced-geometry svg:viewBox="0 0 21600 21600" draw:type="mso-spt202"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bit field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you can use bitfields to control memory allocation right down to the bit level</text:span></text:p>
                <text:list text:style-name="L3">
                  <text:list-item>
                    <text:p text:style-name="P7"><text:span text:style-name="T3">compiler dependent; not portable</text:span></text:p>
                  </text:list-item>
                </text:list>
              </text:list-item>
            </text:list>
          </draw:text-box>
        </draw:frame>
        <draw:custom-shape draw:style-name="gr4" draw:text-style-name="P2" draw:layer="layout" svg:width="12.003cm" svg:height="5.595cm" svg:x="5.958cm" svg:y="5.913cm">
          <text:p text:style-name="P3"><text:span text:style-name="T4">struct </text:span><text:span text:style-name="T5">fields </text:span></text:p>
          <text:p text:style-name="P3"><text:span text:style-name="T5">{</text:span></text:p>
          <text:p text:style-name="P3"><text:span text:style-name="T5"><text:s text:c="4"/></text:span><text:span text:style-name="T4">unsigned int</text:span><text:span text:style-name="T5"> : 1;</text:span></text:p>
          <text:p text:style-name="P3"><text:span text:style-name="T5"><text:s text:c="4"/></text:span><text:span text:style-name="T4">unsigned int</text:span><text:span text:style-name="T5"> value : 13;</text:span></text:p>
          <text:p text:style-name="P3"><text:span text:style-name="T5"><text:s text:c="4"/></text:span><text:span text:style-name="T4">unsigned int</text:span><text:span text:style-name="T5"> on : 1;</text:span></text:p>
          <text:p text:style-name="P3"><text:span text:style-name="T5"><text:s text:c="4"/></text:span><text:span text:style-name="T4">unsigned int</text:span><text:span text:style-name="T5"> in_use : 1; </text:span></text:p>
          <text:p text:style-name="P3"><text:span text:style-name="T5">};</text:span></text:p>
          <draw:enhanced-geometry svg:viewBox="0 0 21600 21600" draw:type="mso-spt202" draw:enhanced-path="M 0 0 L 21600 0 21600 21600 0 21600 0 0 Z N"/>
        </draw:custom-shape>
        <draw:custom-shape draw:style-name="gr19" draw:text-style-name="P2" draw:layer="layout" svg:width="0.6cm" svg:height="2.399cm" svg:x="13.608cm" svg:y="13.904cm">
          <text:p/>
          <draw:enhanced-geometry svg:viewBox="0 0 21600 21600" draw:type="rectangle" draw:enhanced-path="M 0 0 L 21600 0 21600 21600 0 21600 0 0 Z N"/>
        </draw:custom-shape>
        <draw:custom-shape draw:style-name="gr20" draw:text-style-name="P2" draw:layer="layout" svg:width="0.6cm" svg:height="2.399cm" svg:x="14.208cm" svg:y="13.904cm">
          <text:p/>
          <draw:enhanced-geometry svg:viewBox="0 0 21600 21600" draw:type="rectangle" draw:enhanced-path="M 0 0 L 21600 0 21600 21600 0 21600 0 0 Z N"/>
        </draw:custom-shape>
        <draw:custom-shape draw:style-name="gr20" draw:text-style-name="P2" draw:layer="layout" svg:width="0.6cm" svg:height="2.399cm" svg:x="14.808cm" svg:y="13.904cm">
          <text:p/>
          <draw:enhanced-geometry svg:viewBox="0 0 21600 21600" draw:type="rectangle" draw:enhanced-path="M 0 0 L 21600 0 21600 21600 0 21600 0 0 Z N"/>
        </draw:custom-shape>
        <draw:custom-shape draw:style-name="gr20" draw:text-style-name="P2" draw:layer="layout" svg:width="0.599cm" svg:height="2.399cm" svg:x="15.408cm" svg:y="13.904cm">
          <text:p/>
          <draw:enhanced-geometry svg:viewBox="0 0 21600 21600" draw:type="rectangle" draw:enhanced-path="M 0 0 L 21600 0 21600 21600 0 21600 0 0 Z N"/>
        </draw:custom-shape>
        <draw:custom-shape draw:style-name="gr20" draw:text-style-name="P2" draw:layer="layout" svg:width="0.6cm" svg:height="2.399cm" svg:x="16.007cm" svg:y="13.904cm">
          <text:p/>
          <draw:enhanced-geometry svg:viewBox="0 0 21600 21600" draw:type="rectangle" draw:enhanced-path="M 0 0 L 21600 0 21600 21600 0 21600 0 0 Z N"/>
        </draw:custom-shape>
        <draw:custom-shape draw:style-name="gr20" draw:text-style-name="P2" draw:layer="layout" svg:width="0.6cm" svg:height="2.399cm" svg:x="16.607cm" svg:y="13.904cm">
          <text:p/>
          <draw:enhanced-geometry svg:viewBox="0 0 21600 21600" draw:type="rectangle" draw:enhanced-path="M 0 0 L 21600 0 21600 21600 0 21600 0 0 Z N"/>
        </draw:custom-shape>
        <draw:custom-shape draw:style-name="gr20" draw:text-style-name="P2" draw:layer="layout" svg:width="0.599cm" svg:height="2.399cm" svg:x="17.207cm" svg:y="13.904cm">
          <text:p/>
          <draw:enhanced-geometry svg:viewBox="0 0 21600 21600" draw:type="rectangle" draw:enhanced-path="M 0 0 L 21600 0 21600 21600 0 21600 0 0 Z N"/>
        </draw:custom-shape>
        <draw:custom-shape draw:style-name="gr20" draw:text-style-name="P2" draw:layer="layout" svg:width="0.6cm" svg:height="2.399cm" svg:x="17.806cm" svg:y="13.904cm">
          <text:p/>
          <draw:enhanced-geometry svg:viewBox="0 0 21600 21600" draw:type="rectangle" draw:enhanced-path="M 0 0 L 21600 0 21600 21600 0 21600 0 0 Z N"/>
        </draw:custom-shape>
        <draw:custom-shape draw:style-name="gr20" draw:text-style-name="P2" draw:layer="layout" svg:width="0.6cm" svg:height="2.399cm" svg:x="18.406cm" svg:y="13.904cm">
          <text:p/>
          <draw:enhanced-geometry svg:viewBox="0 0 21600 21600" draw:type="rectangle" draw:enhanced-path="M 0 0 L 21600 0 21600 21600 0 21600 0 0 Z N"/>
        </draw:custom-shape>
        <draw:custom-shape draw:style-name="gr20" draw:text-style-name="P2" draw:layer="layout" svg:width="0.6cm" svg:height="2.399cm" svg:x="19.006cm" svg:y="13.904cm">
          <text:p/>
          <draw:enhanced-geometry svg:viewBox="0 0 21600 21600" draw:type="rectangle" draw:enhanced-path="M 0 0 L 21600 0 21600 21600 0 21600 0 0 Z N"/>
        </draw:custom-shape>
        <draw:custom-shape draw:style-name="gr20" draw:text-style-name="P2" draw:layer="layout" svg:width="0.599cm" svg:height="2.399cm" svg:x="19.606cm" svg:y="13.904cm">
          <text:p/>
          <draw:enhanced-geometry svg:viewBox="0 0 21600 21600" draw:type="rectangle" draw:enhanced-path="M 0 0 L 21600 0 21600 21600 0 21600 0 0 Z N"/>
        </draw:custom-shape>
        <draw:custom-shape draw:style-name="gr20" draw:text-style-name="P2" draw:layer="layout" svg:width="0.6cm" svg:height="2.399cm" svg:x="20.205cm" svg:y="13.904cm">
          <text:p/>
          <draw:enhanced-geometry svg:viewBox="0 0 21600 21600" draw:type="rectangle" draw:enhanced-path="M 0 0 L 21600 0 21600 21600 0 21600 0 0 Z N"/>
        </draw:custom-shape>
        <draw:custom-shape draw:style-name="gr20" draw:text-style-name="P2" draw:layer="layout" svg:width="0.6cm" svg:height="2.399cm" svg:x="20.805cm" svg:y="13.904cm">
          <text:p/>
          <draw:enhanced-geometry svg:viewBox="0 0 21600 21600" draw:type="rectangle" draw:enhanced-path="M 0 0 L 21600 0 21600 21600 0 21600 0 0 Z N"/>
        </draw:custom-shape>
        <draw:custom-shape draw:style-name="gr20" draw:text-style-name="P2" draw:layer="layout" svg:width="0.6cm" svg:height="2.399cm" svg:x="21.405cm" svg:y="13.904cm">
          <text:p/>
          <draw:enhanced-geometry svg:viewBox="0 0 21600 21600" draw:type="rectangle" draw:enhanced-path="M 0 0 L 21600 0 21600 21600 0 21600 0 0 Z N"/>
        </draw:custom-shape>
        <draw:custom-shape draw:style-name="gr21" draw:text-style-name="P2" draw:layer="layout" svg:width="0.599cm" svg:height="2.399cm" svg:x="22.005cm" svg:y="13.904cm">
          <text:p/>
          <draw:enhanced-geometry svg:viewBox="0 0 21600 21600" draw:type="rectangle" draw:enhanced-path="M 0 0 L 21600 0 21600 21600 0 21600 0 0 Z N"/>
        </draw:custom-shape>
        <draw:custom-shape draw:style-name="gr22" draw:text-style-name="P2" draw:layer="layout" svg:width="0.6cm" svg:height="2.399cm" svg:x="22.604cm" svg:y="13.904cm">
          <text:p/>
          <draw:enhanced-geometry svg:viewBox="0 0 21600 21600" draw:type="rectangle" draw:enhanced-path="M 0 0 L 21600 0 21600 21600 0 21600 0 0 Z N"/>
        </draw:custom-shape>
        <draw:custom-shape draw:style-name="gr23" draw:text-style-name="P2" draw:layer="layout" svg:width="0.6cm" svg:height="4.604cm" draw:transform="rotate (1.5707963267946) translate (13.582cm 17.5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0.6cm" svg:height="4.604cm" draw:transform="rotate (1.5707963267946) translate (18.384cm 17.5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2" draw:layer="layout" svg:width="4.194cm" svg:height="1.023cm" svg:x="13.811cm" svg:y="17.908cm">
          <text:p text:style-name="P3"><text:span text:style-name="T6">8 bit byte</text:span></text:p>
          <draw:enhanced-geometry svg:viewBox="0 0 21600 21600" draw:type="mso-spt202" draw:enhanced-path="M 0 0 L 21600 0 21600 21600 0 21600 0 0 Z N"/>
        </draw:custom-shape>
        <draw:custom-shape draw:style-name="gr5" draw:text-style-name="P2" draw:layer="layout" svg:width="4.194cm" svg:height="1.023cm" svg:x="19.019cm" svg:y="17.908cm">
          <text:p text:style-name="P3"><text:span text:style-name="T6">8 bit byte</text:span></text:p>
          <draw:enhanced-geometry svg:viewBox="0 0 21600 21600" draw:type="mso-spt202" draw:enhanced-path="M 0 0 L 21600 0 21600 21600 0 21600 0 0 Z N"/>
        </draw:custom-shape>
        <draw:custom-shape draw:style-name="gr5" draw:text-style-name="P2" draw:layer="layout" svg:width="3.308cm" svg:height="1.023cm" svg:x="24.209cm" svg:y="10.707cm">
          <text:p text:style-name="P3"><text:span text:style-name="T6">on</text:span></text:p>
          <draw:enhanced-geometry svg:viewBox="0 0 21600 21600" draw:type="mso-spt202" draw:enhanced-path="M 0 0 L 21600 0 21600 21600 0 21600 0 0 Z N"/>
        </draw:custom-shape>
        <draw:custom-shape draw:style-name="gr5" draw:text-style-name="P2" draw:layer="layout" svg:width="3.308cm" svg:height="1.023cm" svg:x="24.209cm" svg:y="12.105cm">
          <text:p text:style-name="P3"><text:span text:style-name="T6">in_use</text:span></text:p>
          <draw:enhanced-geometry svg:viewBox="0 0 21600 21600" draw:type="mso-spt202" draw:enhanced-path="M 0 0 L 21600 0 21600 21600 0 21600 0 0 Z N"/>
        </draw:custom-shape>
        <draw:line draw:style-name="gr24" draw:text-style-name="P9" draw:layer="layout" svg:x1="24.13cm" svg:y1="12.704cm" svg:x2="22.776cm" svg:y2="12.709cm">
          <text:p/>
        </draw:line>
        <draw:line draw:style-name="gr25" draw:text-style-name="P9" draw:layer="layout" svg:x1="22.803cm" svg:y1="12.704cm" svg:x2="22.807cm" svg:y2="14.305cm">
          <text:p/>
        </draw:line>
        <draw:line draw:style-name="gr26" draw:text-style-name="P9" draw:layer="layout" svg:x1="24.226cm" svg:y1="11.307cm" svg:x2="22.175cm" svg:y2="11.311cm">
          <text:p/>
        </draw:line>
        <draw:line draw:style-name="gr26" draw:text-style-name="P9" draw:layer="layout" svg:x1="22.203cm" svg:y1="11.307cm" svg:x2="22.207cm" svg:y2="14.107cm">
          <text:p/>
        </draw:line>
        <draw:custom-shape draw:style-name="gr5" draw:text-style-name="P2" draw:layer="layout" svg:width="3.316cm" svg:height="1.023cm" svg:x="24.201cm" svg:y="9.287cm">
          <text:p text:style-name="P3"><text:span text:style-name="T6">value</text:span></text:p>
          <draw:enhanced-geometry svg:viewBox="0 0 21600 21600" draw:type="mso-spt202" draw:enhanced-path="M 0 0 L 21600 0 21600 21600 0 21600 0 0 Z N"/>
        </draw:custom-shape>
        <draw:custom-shape draw:style-name="gr5" draw:text-style-name="P2" draw:layer="layout" svg:width="3.316cm" svg:height="1.023cm" svg:x="24.201cm" svg:y="7.907cm">
          <text:p text:style-name="P3"><text:span text:style-name="T18">unused</text:span></text:p>
          <draw:enhanced-geometry svg:viewBox="0 0 21600 21600" draw:type="mso-spt202" draw:enhanced-path="M 0 0 L 21600 0 21600 21600 0 21600 0 0 Z N"/>
        </draw:custom-shape>
        <draw:custom-shape draw:style-name="gr27" draw:text-style-name="P2" draw:layer="layout" svg:width="0.802cm" svg:height="7.602cm" draw:transform="rotate (-1.57079632679579) translate (21.828cm 12.73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9" draw:layer="layout" svg:x1="18cm" svg:y1="12.731cm" svg:x2="18.005cm" svg:y2="11.875cm">
          <text:p/>
        </draw:line>
        <draw:line draw:style-name="gr29" draw:text-style-name="P9" draw:layer="layout" svg:x1="13.802cm" svg:y1="14.133cm" svg:x2="13.807cm" svg:y2="10.879cm">
          <text:p/>
        </draw:line>
        <draw:line draw:style-name="gr29" draw:text-style-name="P9" draw:layer="layout" svg:x1="13.802cm" svg:y1="10.905cm" svg:x2="18.803cm" svg:y2="10.91cm">
          <text:p/>
        </draw:line>
        <draw:line draw:style-name="gr29" draw:text-style-name="P9" draw:layer="layout" svg:x1="18.803cm" svg:y1="10.932cm" svg:x2="18.807cm" svg:y2="8.48cm">
          <text:p/>
        </draw:line>
        <draw:line draw:style-name="gr29" draw:text-style-name="P9" draw:layer="layout" svg:x1="18.803cm" svg:y1="8.506cm" svg:x2="24.201cm" svg:y2="8.511cm">
          <text:p/>
        </draw:line>
        <draw:line draw:style-name="gr28" draw:text-style-name="P9" draw:layer="layout" svg:x1="18cm" svg:y1="11.906cm" svg:x2="20.404cm" svg:y2="11.911cm">
          <text:p/>
        </draw:line>
        <draw:line draw:style-name="gr28" draw:text-style-name="P9" draw:layer="layout" svg:x1="20.404cm" svg:y1="11.932cm" svg:x2="20.408cm" svg:y2="9.877cm">
          <text:p/>
        </draw:line>
        <draw:line draw:style-name="gr28" draw:text-style-name="P9" draw:layer="layout" svg:x1="20.404cm" svg:y1="9.904cm" svg:x2="24.002cm" svg:y2="9.909cm">
          <text:p/>
        </draw:line>
        <draw:custom-shape draw:style-name="gr5" draw:text-style-name="P2" draw:layer="layout" svg:width="3.307cm" svg:height="1.023cm" svg:x="19.557cm" svg:y="5.927cm">
          <text:p text:style-name="P3"><text:span text:style-name="T18">no name</text:span></text:p>
          <draw:enhanced-geometry svg:viewBox="0 0 21600 21600" draw:type="mso-spt202" draw:enhanced-path="M 0 0 L 21600 0 21600 21600 0 21600 0 0 Z N"/>
        </draw:custom-shape>
        <draw:line draw:style-name="gr13" draw:text-style-name="P9" draw:layer="layout" svg:x1="19.584cm" svg:y1="6.526cm" svg:x2="12.532cm" svg:y2="6.531cm">
          <text:p/>
        </draw:line>
        <draw:line draw:style-name="gr30" draw:text-style-name="P9" draw:layer="layout" svg:x1="12.559cm" svg:y1="6.526cm" svg:x2="12.563cm" svg:y2="7.924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The size of a bit field has to be declared as a compile time constant value. </text:span></text:p>
              <text:p text:style-name="P8"><text:span text:style-name="T8">A bit field can be unnamed, which indicates an unused number of bits used solely to align the following bit field to a specific bit.</text:span></text:p>
              <text:p text:style-name="P8"><text:span text:style-name="T8">A bit field cannot have its address taken. </text:span></text:p>
              <text:p text:style-name="P8"><text:span text:style-name="T8">Bit fields are not portable. For example, they have no effect on the endianess of the machine.</text:span></text:p>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un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members of a union overlay one another</text:span></text:p>
                <text:list text:style-name="L3">
                  <text:list-item>
                    <text:p text:style-name="P7"><text:span text:style-name="T3">typically used to save memory</text:span></text:p>
                  </text:list-item>
                  <text:list-item>
                    <text:p text:style-name="P7"><text:span text:style-name="T3">often accompanied by a discriminator</text:span></text:p>
                  </text:list-item>
                </text:list>
              </text:list-item>
            </text:list>
          </draw:text-box>
        </draw:frame>
        <draw:custom-shape draw:style-name="gr4" draw:text-style-name="P2" draw:layer="layout" svg:width="21.603cm" svg:height="1.023cm" svg:x="4.758cm" svg:y="6.125cm">
          <text:p text:style-name="P3"><text:span text:style-name="T4">enum </text:span><text:span text:style-name="T5">descrim { <text:s/>int_u, double_u, char_u };</text:span></text:p>
          <draw:enhanced-geometry svg:viewBox="0 0 21600 21600" draw:type="mso-spt202" draw:enhanced-path="M 0 0 L 21600 0 21600 21600 0 21600 0 0 Z N"/>
        </draw:custom-shape>
        <draw:custom-shape draw:style-name="gr4" draw:text-style-name="P2" draw:layer="layout" svg:width="11.002cm" svg:height="9.405cm" svg:x="4.758cm" svg:y="8.317cm">
          <text:p text:style-name="P3"><text:span text:style-name="T4">union</text:span><text:span text:style-name="T5"> spring</text:span></text:p>
          <text:p text:style-name="P3"><text:span text:style-name="T5">{</text:span></text:p>
          <text:p text:style-name="P3"><text:span text:style-name="T4"><text:s text:c="4"/></text:span><text:span text:style-name="T4">int </text:span><text:span text:style-name="T5">i;</text:span></text:p>
          <text:p text:style-name="P3"><text:span text:style-name="T5"><text:s text:c="4"/></text:span><text:span text:style-name="T4">double </text:span><text:span text:style-name="T5">d;</text:span></text:p>
          <text:p text:style-name="P3"><text:span text:style-name="T5"><text:s text:c="4"/></text:span><text:span text:style-name="T4">char </text:span><text:span text:style-name="T5">c; </text:span></text:p>
          <text:p text:style-name="P3"><text:span text:style-name="T5">};</text:span></text:p>
          <text:p text:style-name="P3"><text:span text:style-name="T5"/></text:p>
          <text:p text:style-name="P3"><text:span text:style-name="T4">struct</text:span><text:span text:style-name="T5"> ure</text:span></text:p>
          <text:p text:style-name="P3"><text:span text:style-name="T5">{</text:span></text:p>
          <text:p text:style-name="P3"><text:span text:style-name="T5"><text:s text:c="4"/></text:span><text:span text:style-name="T19">enum</text:span><text:span text:style-name="T5"> descrim is_a;</text:span></text:p>
          <text:p text:style-name="P3"><text:span text:style-name="T5"><text:s text:c="4"/></text:span><text:span text:style-name="T19">union</text:span><text:span text:style-name="T5"> spring value;</text:span></text:p>
          <text:p text:style-name="P3"><text:span text:style-name="T5">};</text:span></text:p>
          <draw:enhanced-geometry svg:viewBox="0 0 21600 21600" draw:type="mso-spt202" draw:enhanced-path="M 0 0 L 21600 0 21600 21600 0 21600 0 0 Z N"/>
        </draw:custom-shape>
        <draw:custom-shape draw:style-name="gr31" draw:text-style-name="P2" draw:layer="layout" svg:width="4.202cm" svg:height="1.402cm" svg:x="16.559cm" svg:y="10.323cm">
          <text:p text:style-name="P1"><text:span text:style-name="T20">int</text:span></text:p>
          <draw:enhanced-geometry svg:viewBox="0 0 21600 21600" draw:type="rectangle" draw:enhanced-path="M 0 0 L 21600 0 21600 21600 0 21600 0 0 Z N"/>
        </draw:custom-shape>
        <draw:custom-shape draw:style-name="gr31" draw:text-style-name="P2" draw:layer="layout" svg:width="9.004cm" svg:height="1.402cm" svg:x="16.559cm" svg:y="12.325cm">
          <text:p text:style-name="P1"><text:span text:style-name="T20">double</text:span></text:p>
          <draw:enhanced-geometry svg:viewBox="0 0 21600 21600" draw:type="rectangle" draw:enhanced-path="M 0 0 L 21600 0 21600 21600 0 21600 0 0 Z N"/>
        </draw:custom-shape>
        <draw:custom-shape draw:style-name="gr31" draw:text-style-name="P2" draw:layer="layout" svg:width="2.403cm" svg:height="1.402cm" svg:x="16.559cm" svg:y="14.327cm">
          <text:p text:style-name="P1"><text:span text:style-name="T20">char</text:span></text:p>
          <draw:enhanced-geometry svg:viewBox="0 0 21600 21600" draw:type="rectangle" draw:enhanced-path="M 0 0 L 21600 0 21600 21600 0 21600 0 0 Z N"/>
        </draw:custom-shape>
        <draw:custom-shape draw:style-name="gr32" draw:text-style-name="P2" draw:layer="layout" svg:width="4.798cm" svg:height="1.402cm" svg:x="20.761cm" svg:y="10.323cm">
          <text:p text:style-name="P1"><text:span text:style-name="T20">unused</text:span></text:p>
          <draw:enhanced-geometry svg:viewBox="0 0 21600 21600" draw:type="rectangle" draw:enhanced-path="M 0 0 L 21600 0 21600 21600 0 21600 0 0 Z N"/>
        </draw:custom-shape>
        <draw:custom-shape draw:style-name="gr32" draw:text-style-name="P2" draw:layer="layout" svg:width="6.602cm" svg:height="1.402cm" svg:x="18.957cm" svg:y="14.327cm">
          <text:p text:style-name="P1"><text:span text:style-name="T20">unused</text:span></text:p>
          <draw:enhanced-geometry svg:viewBox="0 0 21600 21600" draw:type="rectangle" draw:enhanced-path="M 0 0 L 21600 0 21600 21600 0 21600 0 0 Z N"/>
        </draw:custom-shape>
        <draw:custom-shape draw:style-name="gr31" draw:text-style-name="P2" draw:layer="layout" svg:width="1.8cm" svg:height="1.402cm" svg:x="14.759cm" svg:y="14.327cm">
          <text:p text:style-name="P1"><text:span text:style-name="T20">2</text:span></text:p>
          <draw:enhanced-geometry svg:viewBox="0 0 21600 21600" draw:type="rectangle" draw:enhanced-path="M 0 0 L 21600 0 21600 21600 0 21600 0 0 Z N"/>
        </draw:custom-shape>
        <draw:custom-shape draw:style-name="gr31" draw:text-style-name="P2" draw:layer="layout" svg:width="1.8cm" svg:height="1.402cm" svg:x="14.759cm" svg:y="12.325cm">
          <text:p text:style-name="P1"><text:span text:style-name="T20">1</text:span></text:p>
          <draw:enhanced-geometry svg:viewBox="0 0 21600 21600" draw:type="rectangle" draw:enhanced-path="M 0 0 L 21600 0 21600 21600 0 21600 0 0 Z N"/>
        </draw:custom-shape>
        <draw:custom-shape draw:style-name="gr31" draw:text-style-name="P2" draw:layer="layout" svg:width="1.8cm" svg:height="1.402cm" svg:x="14.759cm" svg:y="10.323cm">
          <text:p text:style-name="P1"><text:span text:style-name="T20">0</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truc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struct definition introduces a new type</text:span></text:p>
                <text:list text:style-name="L3">
                  <text:list-item>
                    <text:p text:style-name="P7"><text:span text:style-name="T3">aggregation of heterogeneous data members</text:span></text:p>
                  </text:list-item>
                  <text:list-item>
                    <text:p text:style-name="P7"><text:span text:style-name="T3">structs may contain other structs</text:span></text:p>
                  </text:list-item>
                </text:list>
              </text:list-item>
            </text:list>
          </draw:text-box>
        </draw:frame>
        <draw:custom-shape draw:style-name="gr4" draw:text-style-name="P2" draw:layer="layout" svg:width="6.402cm" svg:height="4.833cm" svg:x="4.957cm" svg:y="6.293cm">
          <text:p text:style-name="P3"><text:span text:style-name="T4">struct</text:span><text:span text:style-name="T5"> date</text:span></text:p>
          <text:p text:style-name="P3"><text:span text:style-name="T5">{</text:span></text:p>
          <text:p text:style-name="P3"><text:span text:style-name="T5"><text:s text:c="4"/></text:span><text:span text:style-name="T4">int</text:span><text:span text:style-name="T5"> year;</text:span></text:p>
          <text:p text:style-name="P3"><text:span text:style-name="T5"><text:s text:c="4"/></text:span><text:span text:style-name="T4">int</text:span><text:span text:style-name="T5"> month;</text:span></text:p>
          <text:p text:style-name="P3"><text:span text:style-name="T5"><text:s text:c="4"/></text:span><text:span text:style-name="T4">int</text:span><text:span text:style-name="T5"> day;</text:span></text:p>
          <text:p text:style-name="P3"><text:span text:style-name="T5">};</text:span></text:p>
          <draw:enhanced-geometry svg:viewBox="0 0 21600 21600" draw:type="mso-spt202" draw:enhanced-path="M 0 0 L 21600 0 21600 21600 0 21600 0 0 Z N"/>
        </draw:custom-shape>
        <draw:custom-shape draw:style-name="gr4" draw:text-style-name="P2" draw:layer="layout" svg:width="10.601cm" svg:height="3.309cm" svg:x="15.76cm" svg:y="6.293cm">
          <text:p text:style-name="P3"><text:span text:style-name="T4">struct</text:span><text:span text:style-name="T5"> date</text:span></text:p>
          <text:p text:style-name="P3"><text:span text:style-name="T5">{</text:span></text:p>
          <text:p text:style-name="P3"><text:span text:style-name="T5"><text:s text:c="4"/></text:span><text:span text:style-name="T4">int</text:span><text:span text:style-name="T5"> year, month, day;</text:span></text:p>
          <text:p text:style-name="P3"><text:span text:style-name="T5">};</text:span></text:p>
          <draw:enhanced-geometry svg:viewBox="0 0 21600 21600" draw:type="mso-spt202" draw:enhanced-path="M 0 0 L 21600 0 21600 21600 0 21600 0 0 Z N"/>
        </draw:custom-shape>
        <draw:custom-shape draw:style-name="gr5" draw:text-style-name="P2" draw:layer="layout" svg:width="3.404cm" svg:height="1.023cm" svg:x="11.955cm" svg:y="7.095cm">
          <text:p text:style-name="P3"><text:span text:style-name="T6">equivalent</text:span></text:p>
          <draw:enhanced-geometry svg:viewBox="0 0 21600 21600" draw:type="mso-spt202" draw:enhanced-path="M 0 0 L 21600 0 21600 21600 0 21600 0 0 Z N"/>
        </draw:custom-shape>
        <draw:custom-shape draw:style-name="gr6" draw:text-style-name="P2" draw:layer="layout" svg:width="3.201cm" svg:height="1.403cm" svg:x="12.158cm" svg:y="8.0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2.201cm" svg:height="4.833cm" svg:x="4.957cm" svg:y="12.127cm">
          <text:p text:style-name="P3"><text:span text:style-name="T4">struct</text:span><text:span text:style-name="T5"> project</text:span></text:p>
          <text:p text:style-name="P3"><text:span text:style-name="T5">{</text:span></text:p>
          <text:p text:style-name="P3"><text:span text:style-name="T5"><text:s text:c="4"/></text:span><text:span text:style-name="T4">const char</text:span><text:span text:style-name="T5"> * name;</text:span></text:p>
          <text:p text:style-name="P3"><text:span text:style-name="T5"><text:s text:c="4"/></text:span><text:span text:style-name="T4">struct</text:span><text:span text:style-name="T5"> date deadline;</text:span></text:p>
          <text:p text:style-name="P3"><text:span text:style-name="T5"><text:s text:c="4"/></text:span><text:span text:style-name="T5">...</text:span></text:p>
          <text:p text:style-name="P3"><text:span text:style-name="T5">};</text:span></text:p>
          <draw:enhanced-geometry svg:viewBox="0 0 21600 21600" draw:type="mso-spt202" draw:enhanced-path="M 0 0 L 21600 0 21600 21600 0 21600 0 0 Z N"/>
        </draw:custom-shape>
        <draw:custom-shape draw:style-name="gr7" draw:text-style-name="P2" draw:layer="layout" svg:width="1.453cm" svg:height="2.797cm" svg:x="25.306cm" svg:y="6.729cm">
          <text:p text:style-name="P5"><text:span text:style-name="T7">?</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6" draw:text-style-name="P2" draw:layer="layout" svg:width="14.394cm" svg:height="11.242cm" svg:x="2.963cm" svg:y="11.861cm" presentation:class="notes" presentation:user-transformed="true">
            <draw:text-box>
              <text:p text:style-name="P8"><text:span text:style-name="T8">The two date structs are syntactically identical. However, you can choose to use them to expresses the ideas that year, month, and day are coincidentally the same type (by writing each one in its own declaration), or that year, month, and day are necessarily of the same type (by writing all three in the same declaration). This is quite subtle though and the former is probably preferred.</text:span></text:p>
              <text:p text:style-name="P8"><text:span text:style-name="T8">One reason for not using _t as a suffix is that POSIX reserves _t as a suffix.</text:span></text:p>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truct typedef</text:span></text:p>
          </draw:text-box>
        </draw:frame>
        <draw:frame presentation:style-name="pr7" draw:layer="layout" svg:width="22.649cm" svg:height="18.702cm" svg:x="3.597cm" svg:y="1.057cm" presentation:class="outline" presentation:placeholder="true" presentation:user-transformed="true">
          <draw:text-box/>
        </draw:frame>
        <draw:custom-shape draw:style-name="gr4" draw:text-style-name="P2" draw:layer="layout" svg:width="15.606cm" svg:height="1.785cm" svg:x="5.755cm" svg:y="4.18cm">
          <text:p text:style-name="P3"><text:span text:style-name="T4">struct</text:span><text:span text:style-name="T5"> date { ... };</text:span></text:p>
          <text:p text:style-name="P3"><text:span text:style-name="T4">struct</text:span><text:span text:style-name="T5"> date deadline;</text:span></text:p>
          <draw:enhanced-geometry svg:viewBox="0 0 21600 21600" draw:type="mso-spt202" draw:enhanced-path="M 0 0 L 21600 0 21600 21600 0 21600 0 0 Z N"/>
        </draw:custom-shape>
        <draw:custom-shape draw:style-name="gr4" draw:text-style-name="P2" draw:layer="layout" svg:width="15.606cm" svg:height="2.547cm" svg:x="5.755cm" svg:y="9.653cm">
          <text:p text:style-name="P3"><text:span text:style-name="T4">struct</text:span><text:span text:style-name="T5"> date { ... };</text:span></text:p>
          <text:p text:style-name="P3"><text:span text:style-name="T4">typedef struct</text:span><text:span text:style-name="T5"> date date;</text:span></text:p>
          <text:p text:style-name="P3"><text:span text:style-name="T5">date deadline;</text:span></text:p>
          <draw:enhanced-geometry svg:viewBox="0 0 21600 21600" draw:type="mso-spt202" draw:enhanced-path="M 0 0 L 21600 0 21600 21600 0 21600 0 0 Z N"/>
        </draw:custom-shape>
        <draw:custom-shape draw:style-name="gr5" draw:text-style-name="P2" draw:layer="layout" svg:width="6.002cm" svg:height="1.023cm" svg:x="4.555cm" svg:y="7.435cm">
          <text:p text:style-name="P13"><text:span text:style-name="T10">alternatives</text:span></text:p>
          <draw:enhanced-geometry svg:viewBox="0 0 21600 21600" draw:type="mso-spt202" draw:enhanced-path="M 0 0 L 21600 0 21600 21600 0 21600 0 0 Z N"/>
        </draw:custom-shape>
        <draw:custom-shape draw:style-name="gr5" draw:text-style-name="P2" draw:layer="layout" svg:width="11.346cm" svg:height="1.023cm" svg:x="14.155cm" svg:y="2.725cm">
          <text:p text:style-name="P3"><text:span text:style-name="T6">struct on declarations is “noise”?</text:span></text:p>
          <draw:enhanced-geometry svg:viewBox="0 0 21600 21600" draw:type="mso-spt202" draw:enhanced-path="M 0 0 L 21600 0 21600 21600 0 21600 0 0 Z N"/>
        </draw:custom-shape>
        <draw:custom-shape draw:style-name="gr5" draw:text-style-name="P2" draw:layer="layout" svg:width="9.402cm" svg:height="1.023cm" svg:x="15.857cm" svg:y="8.524cm">
          <text:p text:style-name="P3"><text:span text:style-name="T6">use the same tag name </text:span></text:p>
          <draw:enhanced-geometry svg:viewBox="0 0 21600 21600" draw:type="mso-spt202" draw:enhanced-path="M 0 0 L 21600 0 21600 21600 0 21600 0 0 Z N"/>
        </draw:custom-shape>
        <draw:line draw:style-name="gr13" draw:text-style-name="P9" draw:layer="layout" svg:x1="14.181cm" svg:y1="3.325cm" svg:x2="5.128cm" svg:y2="3.329cm">
          <text:p/>
        </draw:line>
        <draw:line draw:style-name="gr13" draw:text-style-name="P9" draw:layer="layout" svg:x1="15.884cm" svg:y1="9.115cm" svg:x2="12.034cm" svg:y2="9.124cm">
          <text:p/>
        </draw:line>
        <draw:line draw:style-name="gr33" draw:text-style-name="P9" draw:layer="layout" svg:x1="12.061cm" svg:y1="9.124cm" svg:x2="12.065cm" svg:y2="10.526cm">
          <text:p/>
        </draw:line>
        <draw:line draw:style-name="gr34" draw:text-style-name="P9" draw:layer="layout" svg:x1="14.459cm" svg:y1="9.124cm" svg:x2="14.464cm" svg:y2="10.526cm">
          <text:p/>
        </draw:line>
        <draw:line draw:style-name="gr13" draw:text-style-name="P9" draw:layer="layout" svg:x1="5.155cm" svg:y1="3.325cm" svg:x2="5.159cm" svg:y2="5.525cm">
          <text:p/>
        </draw:line>
        <draw:line draw:style-name="gr35" draw:text-style-name="P9" draw:layer="layout" svg:x1="5.155cm" svg:y1="5.525cm" svg:x2="5.755cm" svg:y2="5.53cm">
          <text:p/>
        </draw:line>
        <draw:custom-shape draw:style-name="gr6" draw:text-style-name="P2" draw:layer="layout" svg:width="1.601cm" svg:height="2.999cm" svg:x="10.358cm" svg:y="6.52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5.602cm" svg:height="1.785cm" svg:x="5.759cm" svg:y="15.324cm">
          <text:p text:style-name="P3"><text:span text:style-name="T4">typedef struct</text:span><text:span text:style-name="T5"> date { ... } date;</text:span></text:p>
          <text:p text:style-name="P3"><text:span text:style-name="T5">date deadline;</text:span></text:p>
          <draw:enhanced-geometry svg:viewBox="0 0 21600 21600" draw:type="mso-spt202" draw:enhanced-path="M 0 0 L 21600 0 21600 21600 0 21600 0 0 Z N"/>
        </draw:custom-shape>
        <draw:custom-shape draw:style-name="gr6" draw:text-style-name="P2" draw:layer="layout" svg:width="1.601cm" svg:height="2.999cm" svg:x="10.358cm" svg:y="12.3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6.002cm" svg:height="1.023cm" svg:x="4.758cm" svg:y="13.326cm">
          <text:p text:style-name="P13"><text:span text:style-name="T10">equivalent</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One reason for using a different tag name is to maintain C++ compatibility. For example, in C++ the following will not compile:</text:span></text:p>
              <text:p text:style-name="P15"><text:span text:style-name="T21"><text:s text:c="4"/></text:span><text:span text:style-name="T21">typedef struct date * date;</text:span></text:p>
              <text:p text:style-name="P15"><text:span text:style-name="T8">However, this is not particularly compelling and should be treated as a counterexample rather than an example! As detailed later in the course, this form of </text:span><text:span text:style-name="T21">typedef</text:span><text:span text:style-name="T8"> (with a hidden pointer) is not recommended.</text:span></text:p>
              <text:p text:style-name="P15"><text:span text:style-name="T8">So, looked at from another point of view, a strong case for using the same tag name is for C++ compatibility and simplicity. In C++ </text:span><text:span text:style-name="T21">struct date</text:span><text:span text:style-name="T8"> allows both </text:span><text:span text:style-name="T21">date</text:span><text:span text:style-name="T8"> and </text:span><text:span text:style-name="T21">struct date</text:span><text:span text:style-name="T8"> to be used as names.</text:span></text:p>
              <text:p text:style-name="P15"><text:span text:style-name="T8">And perhaps the simplest reason for not introducing a different tag name is simplicity: avoid gratuitous and needless differences. Don't adopt coding conventions that (1) highlight things that need not be highlighted and (2) solve imagined rather than real problems.</text:span></text:p>
              <text:p text:style-name="P15"><text:span text:style-name="T8"/></text:p>
            </draw:text-box>
          </draw:frame>
        </presentation:notes>
      </draw:page>
      <draw:page draw:name="page11" draw:style-name="dp1" draw:master-page-name="Default" presentation:presentation-page-layout-name="AL1T1" presentation:use-footer-name="ftr1">
        <draw:custom-shape draw:style-name="gr4" draw:text-style-name="P2" draw:layer="layout" svg:width="10.204cm" svg:height="4.071cm" svg:x="4.158cm" svg:y="6.857cm">
          <text:p text:style-name="P3"><text:span text:style-name="T4">struct </text:span><text:span text:style-name="T5">point</text:span></text:p>
          <text:p text:style-name="P3"><text:span text:style-name="T5">{</text:span></text:p>
          <text:p text:style-name="P3"><text:span text:style-name="T5"><text:s text:c="4"/></text:span><text:span text:style-name="T4">char</text:span><text:span text:style-name="T5"> x;</text:span></text:p>
          <text:p text:style-name="P3"><text:span text:style-name="T5"><text:s text:c="4"/></text:span><text:span text:style-name="T4">int</text:span><text:span text:style-name="T5"> y;</text:span></text:p>
          <text:p text:style-name="P3"><text:span text:style-name="T5">};</text:span></text:p>
          <draw:enhanced-geometry svg:viewBox="0 0 21600 21600" draw:type="mso-spt202" draw:enhanced-path="M 0 0 L 21600 0 21600 21600 0 21600 0 0 Z N"/>
        </draw:custom-shape>
        <draw:custom-shape draw:style-name="gr36" draw:text-style-name="P2" draw:layer="layout" svg:width="8.603cm" svg:height="8.202cm" svg:x="8.158cm" svg:y="10.319cm">
          <text:p/>
          <draw:enhanced-geometry svg:viewBox="0 0 21600 21600" draw:type="rectangle"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align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ypes can have alignment restrictions</text:span></text:p>
                <text:list text:style-name="L3">
                  <text:list-item>
                    <text:p text:style-name="P7"><text:span text:style-name="T3">first struct member determines alignment</text:span></text:p>
                  </text:list-item>
                  <text:list-item>
                    <text:p text:style-name="P7"><text:span text:style-name="T3">padding can be added between struct members and after the last struct member</text:span></text:p>
                  </text:list-item>
                </text:list>
              </text:list-item>
            </text:list>
          </draw:text-box>
        </draw:frame>
        <draw:custom-shape draw:style-name="gr37" draw:text-style-name="P2" draw:layer="layout" svg:width="1.199cm" svg:height="1.398cm" svg:x="12.158cm" svg:y="10.923cm">
          <text:p/>
          <draw:enhanced-geometry svg:viewBox="0 0 21600 21600" draw:type="rectangle" draw:enhanced-path="M 0 0 L 21600 0 21600 21600 0 21600 0 0 Z N"/>
        </draw:custom-shape>
        <draw:custom-shape draw:style-name="gr5" draw:text-style-name="P2" draw:layer="layout" svg:width="3.806cm" svg:height="1.023cm" svg:x="8.356cm" svg:y="11.121cm">
          <text:p text:style-name="P16"><text:span text:style-name="T22">0xBABC</text:span></text:p>
          <draw:enhanced-geometry svg:viewBox="0 0 21600 21600" draw:type="mso-spt202" draw:enhanced-path="M 0 0 L 21600 0 21600 21600 0 21600 0 0 Z N"/>
        </draw:custom-shape>
        <draw:custom-shape draw:style-name="gr37" draw:text-style-name="P2" draw:layer="layout" svg:width="1.199cm" svg:height="1.398cm" svg:x="12.158cm" svg:y="12.321cm">
          <text:p/>
          <draw:enhanced-geometry svg:viewBox="0 0 21600 21600" draw:type="rectangle" draw:enhanced-path="M 0 0 L 21600 0 21600 21600 0 21600 0 0 Z N"/>
        </draw:custom-shape>
        <draw:custom-shape draw:style-name="gr5" draw:text-style-name="P2" draw:layer="layout" svg:width="3.806cm" svg:height="1.023cm" svg:x="8.356cm" svg:y="12.519cm">
          <text:p text:style-name="P16"><text:span text:style-name="T22">0xBABD</text:span></text:p>
          <draw:enhanced-geometry svg:viewBox="0 0 21600 21600" draw:type="mso-spt202" draw:enhanced-path="M 0 0 L 21600 0 21600 21600 0 21600 0 0 Z N"/>
        </draw:custom-shape>
        <draw:custom-shape draw:style-name="gr37" draw:text-style-name="P2" draw:layer="layout" svg:width="1.199cm" svg:height="1.398cm" svg:x="12.158cm" svg:y="13.723cm">
          <text:p/>
          <draw:enhanced-geometry svg:viewBox="0 0 21600 21600" draw:type="rectangle" draw:enhanced-path="M 0 0 L 21600 0 21600 21600 0 21600 0 0 Z N"/>
        </draw:custom-shape>
        <draw:custom-shape draw:style-name="gr5" draw:text-style-name="P2" draw:layer="layout" svg:width="3.806cm" svg:height="1.023cm" svg:x="8.356cm" svg:y="13.921cm">
          <text:p text:style-name="P16"><text:span text:style-name="T22">0xBABE</text:span></text:p>
          <draw:enhanced-geometry svg:viewBox="0 0 21600 21600" draw:type="mso-spt202" draw:enhanced-path="M 0 0 L 21600 0 21600 21600 0 21600 0 0 Z N"/>
        </draw:custom-shape>
        <draw:custom-shape draw:style-name="gr37" draw:text-style-name="P2" draw:layer="layout" svg:width="1.199cm" svg:height="1.398cm" svg:x="12.158cm" svg:y="15.121cm">
          <text:p/>
          <draw:enhanced-geometry svg:viewBox="0 0 21600 21600" draw:type="rectangle" draw:enhanced-path="M 0 0 L 21600 0 21600 21600 0 21600 0 0 Z N"/>
        </draw:custom-shape>
        <draw:custom-shape draw:style-name="gr5" draw:text-style-name="P2" draw:layer="layout" svg:width="3.806cm" svg:height="1.023cm" svg:x="8.356cm" svg:y="15.319cm">
          <text:p text:style-name="P16"><text:span text:style-name="T22">0xBABF</text:span></text:p>
          <draw:enhanced-geometry svg:viewBox="0 0 21600 21600" draw:type="mso-spt202" draw:enhanced-path="M 0 0 L 21600 0 21600 21600 0 21600 0 0 Z N"/>
        </draw:custom-shape>
        <draw:custom-shape draw:style-name="gr38" draw:text-style-name="P2" draw:layer="layout" svg:width="1.199cm" svg:height="1.398cm" svg:x="12.158cm" svg:y="16.523cm">
          <text:p/>
          <draw:enhanced-geometry svg:viewBox="0 0 21600 21600" draw:type="rectangle" draw:enhanced-path="M 0 0 L 21600 0 21600 21600 0 21600 0 0 Z N"/>
        </draw:custom-shape>
        <draw:custom-shape draw:style-name="gr5" draw:text-style-name="P2" draw:layer="layout" svg:width="3.806cm" svg:height="1.023cm" svg:x="8.356cm" svg:y="16.722cm">
          <text:p text:style-name="P16"><text:span text:style-name="T22">0xBAC0</text:span></text:p>
          <draw:enhanced-geometry svg:viewBox="0 0 21600 21600" draw:type="mso-spt202" draw:enhanced-path="M 0 0 L 21600 0 21600 21600 0 21600 0 0 Z N"/>
        </draw:custom-shape>
        <draw:custom-shape draw:style-name="gr5" draw:text-style-name="P2" draw:layer="layout" svg:width="2.801cm" svg:height="1.023cm" svg:x="13.758cm" svg:y="11.126cm">
          <text:p text:style-name="P3"><text:span text:style-name="T23">char x</text:span></text:p>
          <draw:enhanced-geometry svg:viewBox="0 0 21600 21600" draw:type="mso-spt202" draw:enhanced-path="M 0 0 L 21600 0 21600 21600 0 21600 0 0 Z N"/>
        </draw:custom-shape>
        <draw:custom-shape draw:style-name="gr5" draw:text-style-name="P2" draw:layer="layout" svg:width="2.805cm" svg:height="1.023cm" svg:x="13.952cm" svg:y="14.526cm">
          <text:p text:style-name="P3"><text:span text:style-name="T23">int y</text:span></text:p>
          <draw:enhanced-geometry svg:viewBox="0 0 21600 21600" draw:type="mso-spt202" draw:enhanced-path="M 0 0 L 21600 0 21600 21600 0 21600 0 0 Z N"/>
        </draw:custom-shape>
        <draw:line draw:style-name="gr39" draw:text-style-name="P9" draw:layer="layout" svg:x1="13.785cm" svg:y1="11.721cm" svg:x2="12.731cm" svg:y2="11.725cm">
          <text:p/>
        </draw:line>
        <draw:line draw:style-name="gr40" draw:text-style-name="P9" draw:layer="layout" svg:x1="13.987cm" svg:y1="15.147cm" svg:x2="12.73cm" svg:y2="14.495cm">
          <text:p/>
        </draw:line>
        <draw:line draw:style-name="gr41" draw:text-style-name="P9" draw:layer="layout" svg:x1="13.987cm" svg:y1="15.121cm" svg:x2="12.73cm" svg:y2="15.721cm">
          <text:p/>
        </draw:line>
        <draw:custom-shape draw:style-name="gr5" draw:text-style-name="P2" draw:layer="layout" svg:width="2.801cm" svg:height="1.023cm" svg:x="13.758cm" svg:y="12.506cm">
          <text:p text:style-name="P3"><text:span text:style-name="T24">padding</text:span></text:p>
          <draw:enhanced-geometry svg:viewBox="0 0 21600 21600" draw:type="mso-spt202" draw:enhanced-path="M 0 0 L 21600 0 21600 21600 0 21600 0 0 Z N"/>
        </draw:custom-shape>
        <draw:line draw:style-name="gr42" draw:text-style-name="P9" draw:layer="layout" svg:x1="13.785cm" svg:y1="13.119cm" svg:x2="12.731cm" svg:y2="13.123cm">
          <text:p/>
        </draw:line>
        <draw:custom-shape draw:style-name="gr38" draw:text-style-name="P2" draw:layer="layout" svg:width="1.199cm" svg:height="1.398cm" svg:x="12.158cm" svg:y="9.529cm">
          <text:p/>
          <draw:enhanced-geometry svg:viewBox="0 0 21600 21600" draw:type="rectangle" draw:enhanced-path="M 0 0 L 21600 0 21600 21600 0 21600 0 0 Z N"/>
        </draw:custom-shape>
        <draw:custom-shape draw:style-name="gr36" draw:text-style-name="P2" draw:layer="layout" svg:width="8.603cm" svg:height="12.409cm" svg:x="17.56cm" svg:y="5.918cm">
          <text:p/>
          <draw:enhanced-geometry svg:viewBox="0 0 21600 21600" draw:type="rectangle" draw:enhanced-path="M 0 0 L 21600 0 21600 21600 0 21600 0 0 Z N"/>
        </draw:custom-shape>
        <draw:custom-shape draw:style-name="gr37" draw:text-style-name="P2" draw:layer="layout" svg:width="1.2cm" svg:height="1.398cm" svg:x="21.559cm" svg:y="6.522cm">
          <text:p/>
          <draw:enhanced-geometry svg:viewBox="0 0 21600 21600" draw:type="rectangle" draw:enhanced-path="M 0 0 L 21600 0 21600 21600 0 21600 0 0 Z N"/>
        </draw:custom-shape>
        <draw:custom-shape draw:style-name="gr5" draw:text-style-name="P2" draw:layer="layout" svg:width="3.806cm" svg:height="1.023cm" svg:x="17.758cm" svg:y="6.72cm">
          <text:p text:style-name="P16"><text:span text:style-name="T22">0xBABC</text:span></text:p>
          <draw:enhanced-geometry svg:viewBox="0 0 21600 21600" draw:type="mso-spt202" draw:enhanced-path="M 0 0 L 21600 0 21600 21600 0 21600 0 0 Z N"/>
        </draw:custom-shape>
        <draw:custom-shape draw:style-name="gr37" draw:text-style-name="P2" draw:layer="layout" svg:width="1.2cm" svg:height="1.398cm" svg:x="21.559cm" svg:y="7.92cm">
          <text:p/>
          <draw:enhanced-geometry svg:viewBox="0 0 21600 21600" draw:type="rectangle" draw:enhanced-path="M 0 0 L 21600 0 21600 21600 0 21600 0 0 Z N"/>
        </draw:custom-shape>
        <draw:custom-shape draw:style-name="gr5" draw:text-style-name="P2" draw:layer="layout" svg:width="3.806cm" svg:height="1.023cm" svg:x="17.758cm" svg:y="8.118cm">
          <text:p text:style-name="P16"><text:span text:style-name="T22">0xBABD</text:span></text:p>
          <draw:enhanced-geometry svg:viewBox="0 0 21600 21600" draw:type="mso-spt202" draw:enhanced-path="M 0 0 L 21600 0 21600 21600 0 21600 0 0 Z N"/>
        </draw:custom-shape>
        <draw:custom-shape draw:style-name="gr37" draw:text-style-name="P2" draw:layer="layout" svg:width="1.2cm" svg:height="1.398cm" svg:x="21.559cm" svg:y="9.322cm">
          <text:p/>
          <draw:enhanced-geometry svg:viewBox="0 0 21600 21600" draw:type="rectangle" draw:enhanced-path="M 0 0 L 21600 0 21600 21600 0 21600 0 0 Z N"/>
        </draw:custom-shape>
        <draw:custom-shape draw:style-name="gr5" draw:text-style-name="P2" draw:layer="layout" svg:width="3.806cm" svg:height="1.023cm" svg:x="17.758cm" svg:y="9.521cm">
          <text:p text:style-name="P16"><text:span text:style-name="T22">0xBABE</text:span></text:p>
          <draw:enhanced-geometry svg:viewBox="0 0 21600 21600" draw:type="mso-spt202" draw:enhanced-path="M 0 0 L 21600 0 21600 21600 0 21600 0 0 Z N"/>
        </draw:custom-shape>
        <draw:custom-shape draw:style-name="gr37" draw:text-style-name="P2" draw:layer="layout" svg:width="1.2cm" svg:height="1.398cm" svg:x="21.559cm" svg:y="10.72cm">
          <text:p/>
          <draw:enhanced-geometry svg:viewBox="0 0 21600 21600" draw:type="rectangle" draw:enhanced-path="M 0 0 L 21600 0 21600 21600 0 21600 0 0 Z N"/>
        </draw:custom-shape>
        <draw:custom-shape draw:style-name="gr5" draw:text-style-name="P2" draw:layer="layout" svg:width="3.806cm" svg:height="1.023cm" svg:x="17.758cm" svg:y="10.918cm">
          <text:p text:style-name="P16"><text:span text:style-name="T22">0xBABF</text:span></text:p>
          <draw:enhanced-geometry svg:viewBox="0 0 21600 21600" draw:type="mso-spt202" draw:enhanced-path="M 0 0 L 21600 0 21600 21600 0 21600 0 0 Z N"/>
        </draw:custom-shape>
        <draw:custom-shape draw:style-name="gr37" draw:text-style-name="P2" draw:layer="layout" svg:width="1.2cm" svg:height="1.398cm" svg:x="21.559cm" svg:y="12.122cm">
          <text:p/>
          <draw:enhanced-geometry svg:viewBox="0 0 21600 21600" draw:type="rectangle" draw:enhanced-path="M 0 0 L 21600 0 21600 21600 0 21600 0 0 Z N"/>
        </draw:custom-shape>
        <draw:custom-shape draw:style-name="gr5" draw:text-style-name="P2" draw:layer="layout" svg:width="3.806cm" svg:height="1.023cm" svg:x="17.758cm" svg:y="12.321cm">
          <text:p text:style-name="P16"><text:span text:style-name="T22">0xBAC0</text:span></text:p>
          <draw:enhanced-geometry svg:viewBox="0 0 21600 21600" draw:type="mso-spt202" draw:enhanced-path="M 0 0 L 21600 0 21600 21600 0 21600 0 0 Z N"/>
        </draw:custom-shape>
        <draw:custom-shape draw:style-name="gr5" draw:text-style-name="P2" draw:layer="layout" svg:width="2.8cm" svg:height="1.023cm" svg:x="23.16cm" svg:y="6.725cm">
          <text:p text:style-name="P3"><text:span text:style-name="T23">char x</text:span></text:p>
          <draw:enhanced-geometry svg:viewBox="0 0 21600 21600" draw:type="mso-spt202" draw:enhanced-path="M 0 0 L 21600 0 21600 21600 0 21600 0 0 Z N"/>
        </draw:custom-shape>
        <draw:custom-shape draw:style-name="gr5" draw:text-style-name="P2" draw:layer="layout" svg:width="2.805cm" svg:height="1.023cm" svg:x="23.358cm" svg:y="14.526cm">
          <text:p text:style-name="P3"><text:span text:style-name="T23">int y</text:span></text:p>
          <draw:enhanced-geometry svg:viewBox="0 0 21600 21600" draw:type="mso-spt202" draw:enhanced-path="M 0 0 L 21600 0 21600 21600 0 21600 0 0 Z N"/>
        </draw:custom-shape>
        <draw:line draw:style-name="gr43" draw:text-style-name="P9" draw:layer="layout" svg:x1="23.186cm" svg:y1="7.32cm" svg:x2="22.132cm" svg:y2="7.325cm">
          <text:p/>
        </draw:line>
        <draw:custom-shape draw:style-name="gr5" draw:text-style-name="P2" draw:layer="layout" svg:width="2.8cm" svg:height="1.023cm" svg:x="23.16cm" svg:y="8.105cm">
          <text:p text:style-name="P3"><text:span text:style-name="T24">padding</text:span></text:p>
          <draw:enhanced-geometry svg:viewBox="0 0 21600 21600" draw:type="mso-spt202" draw:enhanced-path="M 0 0 L 21600 0 21600 21600 0 21600 0 0 Z N"/>
        </draw:custom-shape>
        <draw:line draw:style-name="gr44" draw:text-style-name="P9" draw:layer="layout" svg:x1="23.186cm" svg:y1="8.718cm" svg:x2="22.132cm" svg:y2="8.722cm">
          <text:p/>
        </draw:line>
        <draw:custom-shape draw:style-name="gr38" draw:text-style-name="P2" draw:layer="layout" svg:width="1.2cm" svg:height="1.398cm" svg:x="21.559cm" svg:y="5.124cm">
          <text:p/>
          <draw:enhanced-geometry svg:viewBox="0 0 21600 21600" draw:type="rectangle" draw:enhanced-path="M 0 0 L 21600 0 21600 21600 0 21600 0 0 Z N"/>
        </draw:custom-shape>
        <draw:custom-shape draw:style-name="gr37" draw:text-style-name="P2" draw:layer="layout" svg:width="1.2cm" svg:height="1.398cm" svg:x="21.559cm" svg:y="13.525cm">
          <text:p/>
          <draw:enhanced-geometry svg:viewBox="0 0 21600 21600" draw:type="rectangle" draw:enhanced-path="M 0 0 L 21600 0 21600 21600 0 21600 0 0 Z N"/>
        </draw:custom-shape>
        <draw:custom-shape draw:style-name="gr37" draw:text-style-name="P2" draw:layer="layout" svg:width="1.2cm" svg:height="1.398cm" svg:x="21.559cm" svg:y="14.927cm">
          <text:p/>
          <draw:enhanced-geometry svg:viewBox="0 0 21600 21600" draw:type="rectangle" draw:enhanced-path="M 0 0 L 21600 0 21600 21600 0 21600 0 0 Z N"/>
        </draw:custom-shape>
        <draw:custom-shape draw:style-name="gr37" draw:text-style-name="P2" draw:layer="layout" svg:width="1.2cm" svg:height="1.398cm" svg:x="21.559cm" svg:y="16.325cm">
          <text:p/>
          <draw:enhanced-geometry svg:viewBox="0 0 21600 21600" draw:type="rectangle" draw:enhanced-path="M 0 0 L 21600 0 21600 21600 0 21600 0 0 Z N"/>
        </draw:custom-shape>
        <draw:line draw:style-name="gr45" draw:text-style-name="P9" draw:layer="layout" svg:x1="23.384cm" svg:y1="14.952cm" svg:x2="22.131cm" svg:y2="12.897cm">
          <text:p/>
        </draw:line>
        <draw:line draw:style-name="gr46" draw:text-style-name="P9" draw:layer="layout" svg:x1="23.384cm" svg:y1="14.952cm" svg:x2="22.131cm" svg:y2="14.097cm">
          <text:p/>
        </draw:line>
        <draw:custom-shape draw:style-name="gr5" draw:text-style-name="P2" draw:layer="layout" svg:width="2.8cm" svg:height="1.023cm" svg:x="23.16cm" svg:y="9.327cm">
          <text:p text:style-name="P3"><text:span text:style-name="T24">padding</text:span></text:p>
          <draw:enhanced-geometry svg:viewBox="0 0 21600 21600" draw:type="mso-spt202" draw:enhanced-path="M 0 0 L 21600 0 21600 21600 0 21600 0 0 Z N"/>
        </draw:custom-shape>
        <draw:line draw:style-name="gr47" draw:text-style-name="P9" draw:layer="layout" svg:x1="23.186cm" svg:y1="9.94cm" svg:x2="22.132cm" svg:y2="9.944cm">
          <text:p/>
        </draw:line>
        <draw:custom-shape draw:style-name="gr5" draw:text-style-name="P2" draw:layer="layout" svg:width="2.8cm" svg:height="1.023cm" svg:x="23.16cm" svg:y="10.707cm">
          <text:p text:style-name="P3"><text:span text:style-name="T24">padding</text:span></text:p>
          <draw:enhanced-geometry svg:viewBox="0 0 21600 21600" draw:type="mso-spt202" draw:enhanced-path="M 0 0 L 21600 0 21600 21600 0 21600 0 0 Z N"/>
        </draw:custom-shape>
        <draw:line draw:style-name="gr48" draw:text-style-name="P9" draw:layer="layout" svg:x1="23.186cm" svg:y1="11.32cm" svg:x2="22.132cm" svg:y2="11.324cm">
          <text:p/>
        </draw:line>
        <draw:custom-shape draw:style-name="gr5" draw:text-style-name="P2" draw:layer="layout" svg:width="3.806cm" svg:height="1.023cm" svg:x="17.758cm" svg:y="13.705cm">
          <text:p text:style-name="P16"><text:span text:style-name="T22">0xBAC1</text:span></text:p>
          <draw:enhanced-geometry svg:viewBox="0 0 21600 21600" draw:type="mso-spt202" draw:enhanced-path="M 0 0 L 21600 0 21600 21600 0 21600 0 0 Z N"/>
        </draw:custom-shape>
        <draw:custom-shape draw:style-name="gr38" draw:text-style-name="P2" draw:layer="layout" svg:width="1.2cm" svg:height="1.398cm" svg:x="21.559cm" svg:y="17.727cm">
          <text:p/>
          <draw:enhanced-geometry svg:viewBox="0 0 21600 21600" draw:type="rectangle" draw:enhanced-path="M 0 0 L 21600 0 21600 21600 0 21600 0 0 Z N"/>
        </draw:custom-shape>
        <draw:line draw:style-name="gr49" draw:text-style-name="P9" draw:layer="layout" svg:x1="23.384cm" svg:y1="14.927cm" svg:x2="22.131cm" svg:y2="15.527cm">
          <text:p/>
        </draw:line>
        <draw:line draw:style-name="gr50" draw:text-style-name="P9" draw:layer="layout" svg:x1="23.384cm" svg:y1="14.927cm" svg:x2="22.131cm" svg:y2="17.127cm">
          <text:p/>
        </draw:line>
        <draw:custom-shape draw:style-name="gr5" draw:text-style-name="P2" draw:layer="layout" svg:width="2.801cm" svg:height="1.023cm" svg:x="13.758cm" svg:y="16.708cm">
          <text:p text:style-name="P3"><text:span text:style-name="T24">padding</text:span></text:p>
          <draw:enhanced-geometry svg:viewBox="0 0 21600 21600" draw:type="mso-spt202" draw:enhanced-path="M 0 0 L 21600 0 21600 21600 0 21600 0 0 Z N"/>
        </draw:custom-shape>
        <draw:line draw:style-name="gr51" draw:text-style-name="P9" draw:layer="layout" svg:x1="13.785cm" svg:y1="17.321cm" svg:x2="12.731cm" svg:y2="17.326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You can use the offsetof macro in &lt;stdlib.h&gt; to find the offset (in bytes) of a struct member from the start of its struct. </text:span></text:p>
              <text:p text:style-name="P8"><text:span text:style-name="T8">Note that you are guaranteed that struct fields are aligned in memory in the order declared and at increasing addresses:</text:span></text:p>
              <text:p text:style-name="P8"><text:span text:style-name="T8"/></text:p>
              <text:p text:style-name="P8"><text:span text:style-name="T8"><text:s text:c="4"/></text:span><text:span text:style-name="T8">point p;</text:span></text:p>
              <text:p text:style-name="P8"><text:span text:style-name="T8"><text:s text:c="4"/></text:span><text:span text:style-name="T8">assert(&amp;p.x &lt; &amp;p.y);</text:span></text:p>
            </draw:text-box>
          </draw:frame>
        </presentation:notes>
      </draw:page>
      <draw:page draw:name="page12" draw:style-name="dp1" draw:master-page-name="Default" presentation:presentation-page-layout-name="AL1T1" presentation:use-footer-name="ftr1">
        <draw:frame presentation:style-name="pr8" draw:text-style-name="P4" draw:layer="layout" svg:width="2.676cm" svg:height="15.5cm" svg:x="0.825cm" svg:y="2.5cm" presentation:class="title" presentation:user-transformed="true">
          <draw:text-box>
            <text:p text:style-name="P5"><text:span text:style-name="T3">recursive struc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struct S member can be of type struct S *</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2">
              <text:list-item>
                <text:p text:style-name="P6"><text:span text:style-name="T3"><text:s/></text:span><text:span text:style-name="T3">a struct S member can't be of type struct S</text:span></text:p>
              </text:list-item>
            </text:list>
            <text:p text:style-name="P6"><text:span text:style-name="T3"/></text:p>
          </draw:text-box>
        </draw:frame>
        <draw:custom-shape draw:style-name="gr4" draw:text-style-name="P2" draw:layer="layout" svg:width="12.003cm" svg:height="4.833cm" svg:x="5.958cm" svg:y="3.894cm">
          <text:p text:style-name="P3"><text:span text:style-name="T4">struct</text:span><text:span text:style-name="T5"> tree_node</text:span></text:p>
          <text:p text:style-name="P3"><text:span text:style-name="T5">{</text:span></text:p>
          <text:p text:style-name="P3"><text:span text:style-name="T5"><text:s text:c="4"/></text:span><text:span text:style-name="T4">int</text:span><text:span text:style-name="T5"> count;</text:span></text:p>
          <text:p text:style-name="P3"><text:span text:style-name="T5"><text:s text:c="4"/></text:span><text:span text:style-name="T4">struct</text:span><text:span text:style-name="T5"> tree_node * left;</text:span></text:p>
          <text:p text:style-name="P3"><text:span text:style-name="T5"><text:s text:c="4"/></text:span><text:span text:style-name="T4">struct</text:span><text:span text:style-name="T5"> tree_node * right;</text:span></text:p>
          <text:p text:style-name="P3"><text:span text:style-name="T5">};</text:span></text:p>
          <draw:enhanced-geometry svg:viewBox="0 0 21600 21600" draw:type="mso-spt202" draw:enhanced-path="M 0 0 L 21600 0 21600 21600 0 21600 0 0 Z N"/>
        </draw:custom-shape>
        <draw:custom-shape draw:style-name="gr4" draw:text-style-name="P2" draw:layer="layout" svg:width="12.003cm" svg:height="3.309cm" svg:x="5.958cm" svg:y="13.22cm">
          <text:p text:style-name="P3"><text:span text:style-name="T4">struct</text:span><text:span text:style-name="T5"> infinite</text:span></text:p>
          <text:p text:style-name="P3"><text:span text:style-name="T5">{</text:span></text:p>
          <text:p text:style-name="P3"><text:span text:style-name="T5"><text:s text:c="4"/></text:span><text:span text:style-name="T4">struct</text:span><text:span text:style-name="T5"> infinite descent;</text:span></text:p>
          <text:p text:style-name="P3"><text:span text:style-name="T5">};</text:span></text:p>
          <draw:enhanced-geometry svg:viewBox="0 0 21600 21600" draw:type="mso-spt202" draw:enhanced-path="M 0 0 L 21600 0 21600 21600 0 21600 0 0 Z N"/>
        </draw:custom-shape>
        <draw:custom-shape draw:style-name="gr52" draw:text-style-name="P2" draw:layer="layout" svg:width="2.2cm" svg:height="1.997cm" svg:x="21.361cm" svg:y="3.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 draw:layer="layout" svg:width="2.201cm" svg:height="1.998cm" svg:x="19.557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 draw:layer="layout" svg:width="2.201cm" svg:height="1.998cm" svg:x="23.561cm" svg:y="5.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9" draw:layer="layout" svg:x1="21.987cm" svg:y1="4.529cm" svg:x2="21.131cm" svg:y2="5.927cm">
          <text:p/>
        </draw:line>
        <draw:line draw:style-name="gr54" draw:text-style-name="P9" draw:layer="layout" svg:x1="22.961cm" svg:y1="4.529cm" svg:x2="23.958cm" svg:y2="5.927cm">
          <text:p/>
        </draw:line>
        <draw:custom-shape draw:style-name="gr52" draw:text-style-name="P2" draw:layer="layout" svg:width="2.2cm" svg:height="1.998cm" svg:x="21.75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9" draw:layer="layout" svg:x1="20.182cm" svg:y1="6.928cm" svg:x2="19.327cm" svg:y2="8.326cm">
          <text:p/>
        </draw:line>
        <draw:line draw:style-name="gr56" draw:text-style-name="P9" draw:layer="layout" svg:x1="21.158cm" svg:y1="6.928cm" svg:x2="22.154cm" svg:y2="8.326cm">
          <text:p/>
        </draw:line>
        <draw:custom-shape draw:style-name="gr12" draw:text-style-name="P2" draw:layer="layout" svg:width="3.202cm" svg:height="3.295cm" svg:x="4.158cm" svg:y="5.433cm">
          <text:p text:style-name="P3"><text:span text:style-name="T11"></text:span></text:p>
          <draw:enhanced-geometry svg:viewBox="0 0 21600 21600" draw:type="rectangle" draw:enhanced-path="M 0 0 L 21600 0 21600 21600 0 21600 0 0 Z N"/>
        </draw:custom-shape>
        <draw:custom-shape draw:style-name="gr12" draw:text-style-name="P2" draw:layer="layout" svg:width="3.418cm" svg:height="3.295cm" svg:x="4.339cm" svg:y="13.326cm">
          <text:p text:style-name="P3"><text:span text:style-name="T25"></text:span></text:p>
          <draw:enhanced-geometry svg:viewBox="0 0 21600 21600" draw:type="rectangle" draw:enhanced-path="M 0 0 L 21600 0 21600 21600 0 21600 0 0 Z N"/>
        </draw:custom-shape>
        <draw:custom-shape draw:style-name="gr5" draw:text-style-name="P2" draw:layer="layout" svg:width="5.997cm" svg:height="1.023cm" svg:x="5.958cm" svg:y="16.726cm">
          <text:p text:style-name="P3"><text:span text:style-name="T6">compile-time error</text:span></text:p>
          <draw:enhanced-geometry svg:viewBox="0 0 21600 21600" draw:type="mso-spt202" draw:enhanced-path="M 0 0 L 21600 0 21600 21600 0 21600 0 0 Z N"/>
        </draw:custom-shape>
        <draw:custom-shape draw:style-name="gr5" draw:text-style-name="P2" draw:layer="layout" svg:width="5.601cm" svg:height="1.023cm" svg:x="20.161cm" svg:y="14.327cm">
          <text:p text:style-name="P3"><text:span text:style-name="T6">TODO: drawing</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An alternative arrangement of the top code fragment is as follows:</text:span></text:p>
              <text:p text:style-name="P8"><text:span text:style-name="T8">typedef struct tree_node tree_node;</text:span></text:p>
              <text:p text:style-name="P8"><text:span text:style-name="T8">struct tree_node</text:span></text:p>
              <text:p text:style-name="P8"><text:span text:style-name="T8">{</text:span></text:p>
              <text:p text:style-name="P8"><text:span text:style-name="T8"><text:s text:c="4"/></text:span><text:span text:style-name="T8">int count;</text:span></text:p>
              <text:p text:style-name="P8"><text:span text:style-name="T8"><text:s text:c="4"/></text:span><text:span text:style-name="T8">tree_node * left;</text:span></text:p>
              <text:p text:style-name="P8"><text:span text:style-name="T8"><text:s text:c="4"/></text:span><text:span text:style-name="T8">tree_node * right;</text:span></text:p>
              <text:p text:style-name="P8"><text:span text:style-name="T8">};</text:span></text:p>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nitializati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tructs support a convenient initialisation</text:span></text:p>
                <text:list text:style-name="L3">
                  <text:list-item>
                    <text:p text:style-name="P7"><text:span text:style-name="T3">allows const struct variables</text:span></text:p>
                  </text:list-item>
                  <text:list-item>
                    <text:p text:style-name="P7"><text:span text:style-name="T3">not permitted for assignment</text:span></text:p>
                  </text:list-item>
                  <text:list-item>
                    <text:p text:style-name="P7"><text:span text:style-name="T3">list cannot be empty</text:span></text:p>
                  </text:list-item>
                  <text:list-item>
                    <text:p text:style-name="P7"><text:span text:style-name="T3">missing fields are default initialised</text:span></text:p>
                  </text:list-item>
                </text:list>
              </text:list-item>
            </text:list>
          </draw:text-box>
        </draw:frame>
        <draw:custom-shape draw:style-name="gr4" draw:text-style-name="P2" draw:layer="layout" svg:width="16.206cm" svg:height="1.108cm" svg:x="6.557cm" svg:y="8.03cm">
          <text:p text:style-name="P3"><text:span text:style-name="T26">date deadline = { 2008, may, 1 };</text:span></text:p>
          <draw:enhanced-geometry svg:viewBox="0 0 21600 21600" draw:type="mso-spt202" draw:enhanced-path="M 0 0 L 21600 0 21600 21600 0 21600 0 0 Z N"/>
        </draw:custom-shape>
        <draw:custom-shape draw:style-name="gr4" draw:text-style-name="P2" draw:layer="layout" svg:width="16.206cm" svg:height="1.955cm" svg:x="6.557cm" svg:y="10.028cm">
          <text:p text:style-name="P3"><text:span text:style-name="T27">const</text:span><text:span text:style-name="T26"> project fubar = </text:span></text:p>
          <text:p text:style-name="P3"><text:span text:style-name="T26"><text:s text:c="4"/></text:span><text:span text:style-name="T26">{ "fubar", { 2008, may, 1 } };</text:span></text:p>
          <draw:enhanced-geometry svg:viewBox="0 0 21600 21600" draw:type="mso-spt202" draw:enhanced-path="M 0 0 L 21600 0 21600 21600 0 21600 0 0 Z N"/>
        </draw:custom-shape>
        <draw:custom-shape draw:style-name="gr57" draw:text-style-name="P2" draw:layer="layout" svg:width="16.206cm" svg:height="1.955cm" svg:x="6.557cm" svg:y="12.912cm">
          <text:p text:style-name="P3"><text:span text:style-name="T26">date deadline;</text:span></text:p>
          <text:p text:style-name="P3"><text:span text:style-name="T26">deadline = { 2008, may, 1 };</text:span></text:p>
          <draw:enhanced-geometry svg:viewBox="0 0 21600 21600" draw:type="mso-spt202" draw:enhanced-path="M 0 0 L 21600 0 21600 21600 0 21600 0 0 Z N"/>
        </draw:custom-shape>
        <draw:custom-shape draw:style-name="gr12" draw:text-style-name="P2" draw:layer="layout" svg:width="3.202cm" svg:height="3.295cm" svg:x="20.959cm" svg:y="6.632cm">
          <text:p text:style-name="P3"><text:span text:style-name="T11"></text:span></text:p>
          <draw:enhanced-geometry svg:viewBox="0 0 21600 21600" draw:type="rectangle" draw:enhanced-path="M 0 0 L 21600 0 21600 21600 0 21600 0 0 Z N"/>
        </draw:custom-shape>
        <draw:custom-shape draw:style-name="gr12" draw:text-style-name="P2" draw:layer="layout" svg:width="3.202cm" svg:height="3.295cm" svg:x="20.959cm" svg:y="9.23cm">
          <text:p text:style-name="P3"><text:span text:style-name="T11"></text:span></text:p>
          <draw:enhanced-geometry svg:viewBox="0 0 21600 21600" draw:type="rectangle" draw:enhanced-path="M 0 0 L 21600 0 21600 21600 0 21600 0 0 Z N"/>
        </draw:custom-shape>
        <draw:custom-shape draw:style-name="gr12" draw:text-style-name="P2" draw:layer="layout" svg:width="3.417cm" svg:height="3.295cm" svg:x="20.942cm" svg:y="12.127cm">
          <text:p text:style-name="P3"><text:span text:style-name="T25"></text:span></text:p>
          <draw:enhanced-geometry svg:viewBox="0 0 21600 21600" draw:type="rectangle" draw:enhanced-path="M 0 0 L 21600 0 21600 21600 0 21600 0 0 Z N"/>
        </draw:custom-shape>
        <draw:custom-shape draw:style-name="gr4" draw:text-style-name="P2" draw:layer="layout" svg:width="16.206cm" svg:height="1.108cm" svg:x="6.557cm" svg:y="15.919cm">
          <text:p text:style-name="P3"><text:span text:style-name="T26">date deadline = { };</text:span></text:p>
          <draw:enhanced-geometry svg:viewBox="0 0 21600 21600" draw:type="mso-spt202" draw:enhanced-path="M 0 0 L 21600 0 21600 21600 0 21600 0 0 Z N"/>
        </draw:custom-shape>
        <draw:custom-shape draw:style-name="gr12" draw:text-style-name="P2" draw:layer="layout" svg:width="3.418cm" svg:height="3.295cm" svg:x="20.959cm" svg:y="14.834cm">
          <text:p text:style-name="P3"><text:span text:style-name="T25"></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Before C99 initialisers for auto aggregates were required to be constant expressions.</text:span></text:p>
              <text:p text:style-name="P8"><text:span text:style-name="T8">A trailing comma is allowed in the initializer list (a new feature of C99):</text:span></text:p>
              <text:p text:style-name="P8"><text:span text:style-name="T8"><text:s text:c="4"/></text:span><text:span text:style-name="T8">date deadline = { 2008, may, 1, };</text:span></text:p>
              <text:p text:style-name="P8"><text:span text:style-name="T8">Again, this is only really useful for machine generated code.</text:span></text:p>
              <text:p text:style-name="P8"><text:span text:style-name="T8">An empty initializer list is </text:span><text:span text:style-name="T28">not</text:span><text:span text:style-name="T8"> allowed (it is in C++).</text:span></text:p>
              <text:p text:style-name="P8"><text:span text:style-name="T8"><text:s text:c="4"/></text:span><text:span text:style-name="T8">date deadline = { }; // constraint violation</text:span></text:p>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ot operator</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the dot operator accesses struct members</text:span></text:p>
                <text:list text:style-name="L3">
                  <text:list-item>
                    <text:p text:style-name="P7"><text:span text:style-name="T3">left associative: a.b.c </text:span><text:span text:style-name="T12"></text:span><text:span text:style-name="T3"> (a.b).c</text:span></text:p>
                  </text:list-item>
                  <text:list-item>
                    <text:p text:style-name="P7"><text:span text:style-name="T3">initialisation/assignment from another struct</text:span></text:p>
                  </text:list-item>
                </text:list>
              </text:list-item>
            </text:list>
          </draw:text-box>
        </draw:frame>
        <draw:custom-shape draw:style-name="gr4" draw:text-style-name="P2" draw:layer="layout" svg:width="11.602cm" svg:height="4.833cm" svg:x="3.956cm" svg:y="7.523cm">
          <text:p text:style-name="P3"><text:span text:style-name="T4">struct</text:span><text:span text:style-name="T5"> date </text:span></text:p>
          <text:p text:style-name="P3"><text:span text:style-name="T5">{</text:span></text:p>
          <text:p text:style-name="P3"><text:span text:style-name="T5"><text:s text:c="4"/></text:span><text:span text:style-name="T4">int</text:span><text:span text:style-name="T5"> year;</text:span></text:p>
          <text:p text:style-name="P3"><text:span text:style-name="T5"><text:s text:c="4"/></text:span><text:span text:style-name="T4">int</text:span><text:span text:style-name="T5"> month;</text:span></text:p>
          <text:p text:style-name="P3"><text:span text:style-name="T5"><text:s text:c="4"/></text:span><text:span text:style-name="T4">int</text:span><text:span text:style-name="T5"> day;</text:span></text:p>
          <text:p text:style-name="P3"><text:span text:style-name="T5">};</text:span></text:p>
          <draw:enhanced-geometry svg:viewBox="0 0 21600 21600" draw:type="mso-spt202" draw:enhanced-path="M 0 0 L 21600 0 21600 21600 0 21600 0 0 Z N"/>
        </draw:custom-shape>
        <draw:custom-shape draw:style-name="gr57" draw:text-style-name="P2" draw:layer="layout" svg:width="10.143cm" svg:height="4.833cm" svg:x="11.659cm" svg:y="5.825cm">
          <text:p text:style-name="P3"><text:span text:style-name="T4">struct</text:span><text:span text:style-name="T5"> project </text:span></text:p>
          <text:p text:style-name="P3"><text:span text:style-name="T5">{</text:span></text:p>
          <text:p text:style-name="P3"><text:span text:style-name="T5"><text:s text:c="4"/></text:span><text:span text:style-name="T4">const char</text:span><text:span text:style-name="T5"> * name;</text:span></text:p>
          <text:p text:style-name="P3"><text:span text:style-name="T5"><text:s text:c="4"/></text:span><text:span text:style-name="T19">struct</text:span><text:span text:style-name="T5"> date deadline;</text:span></text:p>
          <text:p text:style-name="P3"><text:span text:style-name="T5"><text:s text:c="4"/></text:span><text:span text:style-name="T5">...</text:span></text:p>
          <text:p text:style-name="P3"><text:span text:style-name="T5">};</text:span></text:p>
          <draw:enhanced-geometry svg:viewBox="0 0 21600 21600" draw:type="mso-spt202" draw:enhanced-path="M 0 0 L 21600 0 21600 21600 0 21600 0 0 Z N"/>
        </draw:custom-shape>
        <draw:custom-shape draw:style-name="gr4" draw:text-style-name="P2" draw:layer="layout" svg:width="11.602cm" svg:height="3.309cm" svg:x="4.957cm" svg:y="14.526cm">
          <text:p text:style-name="P3"><text:span text:style-name="T5">date deadline;</text:span></text:p>
          <text:p text:style-name="P3"><text:span text:style-name="T5">deadline.year = 2008;</text:span></text:p>
          <text:p text:style-name="P3"><text:span text:style-name="T5">deadline.month = may; deadline.day = 1;</text:span></text:p>
          <draw:enhanced-geometry svg:viewBox="0 0 21600 21600" draw:type="mso-spt202" draw:enhanced-path="M 0 0 L 21600 0 21600 21600 0 21600 0 0 Z N"/>
        </draw:custom-shape>
        <draw:custom-shape draw:style-name="gr57" draw:text-style-name="P2" draw:layer="layout" svg:width="11.602cm" svg:height="3.309cm" svg:x="13.957cm" svg:y="13.326cm">
          <text:p text:style-name="P3"><text:span text:style-name="T5">project fubar;</text:span></text:p>
          <text:p text:style-name="P3"><text:span text:style-name="T5">fubar.name = </text:span><text:span text:style-name="T17">"fubar"</text:span><text:span text:style-name="T5">;</text:span></text:p>
          <text:p text:style-name="P3"><text:span text:style-name="T5">fubar.deadline = deadline;</text:span></text:p>
          <text:p text:style-name="P3"><text:span text:style-name="T5">fubar.deadline.year++;</text:span></text:p>
          <draw:enhanced-geometry svg:viewBox="0 0 21600 21600" draw:type="mso-spt202" draw:enhanced-path="M 0 0 L 21600 0 21600 21600 0 21600 0 0 Z N"/>
        </draw:custom-shape>
        <draw:custom-shape draw:style-name="gr5" draw:text-style-name="P2" draw:layer="layout" svg:width="10.2cm" svg:height="1.023cm" svg:x="15.359cm" svg:y="12.325cm">
          <text:p text:style-name="P16"><text:span text:style-name="T6">simple bitwise copy</text:span></text:p>
          <draw:enhanced-geometry svg:viewBox="0 0 21600 21600" draw:type="mso-spt202" draw:enhanced-path="M 0 0 L 21600 0 21600 21600 0 21600 0 0 Z N"/>
        </draw:custom-shape>
        <draw:line draw:style-name="gr13" draw:text-style-name="P9" draw:layer="layout" svg:x1="25.559cm" svg:y1="12.925cm" svg:x2="26.758cm" svg:y2="12.929cm">
          <text:p/>
        </draw:line>
        <draw:line draw:style-name="gr13" draw:text-style-name="P9" draw:layer="layout" svg:x1="26.758cm" svg:y1="15.35cm" svg:x2="26.763cm" svg:y2="12.898cm">
          <text:p/>
        </draw:line>
        <draw:line draw:style-name="gr58" draw:text-style-name="P9" draw:layer="layout" svg:x1="26.784cm" svg:y1="15.328cm" svg:x2="24.133cm" svg:y2="15.333cm">
          <text:p/>
        </draw:line>
        <draw:line draw:style-name="gr59" draw:text-style-name="P9" draw:layer="layout" svg:x1="8.356cm" svg:y1="19.068cm" svg:x2="8.361cm" svg:y2="17.696cm">
          <text:p/>
        </draw:line>
        <draw:line draw:style-name="gr60" draw:text-style-name="P9" draw:layer="layout" svg:x1="16.36cm" svg:y1="17.955cm" svg:x2="16.364cm" svg:y2="16.5cm">
          <text:p/>
        </draw:line>
        <draw:line draw:style-name="gr61" draw:text-style-name="P9" draw:layer="layout" svg:x1="19.76cm" svg:y1="17.955cm" svg:x2="19.764cm" svg:y2="16.5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esignato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tructs support designator identifiers</text:span></text:p>
                <text:list text:style-name="L3">
                  <text:list-item>
                    <text:p text:style-name="P7"><text:span text:style-name="T3">allows list elements to be reordered</text:span></text:p>
                  </text:list-item>
                  <text:list-item>
                    <text:p text:style-name="P7"><text:span text:style-name="T3">missing members are default initialised</text:span></text:p>
                  </text:list-item>
                </text:list>
              </text:list-item>
            </text:list>
          </draw:text-box>
        </draw:frame>
        <draw:custom-shape draw:style-name="gr4" draw:text-style-name="P2" draw:layer="layout" svg:width="10.799cm" svg:height="4.833cm" svg:x="8.361cm" svg:y="6.473cm">
          <text:p text:style-name="P3"><text:span text:style-name="T4">struct</text:span><text:span text:style-name="T5"> date</text:span></text:p>
          <text:p text:style-name="P3"><text:span text:style-name="T5">{</text:span></text:p>
          <text:p text:style-name="P3"><text:span text:style-name="T5"><text:s text:c="4"/></text:span><text:span text:style-name="T4">int</text:span><text:span text:style-name="T5"> year;</text:span></text:p>
          <text:p text:style-name="P3"><text:span text:style-name="T5"><text:s text:c="4"/></text:span><text:span text:style-name="T4">int</text:span><text:span text:style-name="T5"> month;</text:span></text:p>
          <text:p text:style-name="P3"><text:span text:style-name="T5"><text:s text:c="4"/></text:span><text:span text:style-name="T4">int</text:span><text:span text:style-name="T5"> day;</text:span></text:p>
          <text:p text:style-name="P3"><text:span text:style-name="T5">};</text:span></text:p>
          <draw:enhanced-geometry svg:viewBox="0 0 21600 21600" draw:type="mso-spt202" draw:enhanced-path="M 0 0 L 21600 0 21600 21600 0 21600 0 0 Z N"/>
        </draw:custom-shape>
        <draw:custom-shape draw:style-name="gr4" draw:text-style-name="P2" draw:layer="layout" svg:width="22.803cm" svg:height="1.023cm" svg:x="4.158cm" svg:y="12.687cm">
          <text:p text:style-name="P3"><text:span text:style-name="T5">date deadline = { .day = 1, .month = may, .year = 2008 };</text:span></text:p>
          <draw:enhanced-geometry svg:viewBox="0 0 21600 21600" draw:type="mso-spt202" draw:enhanced-path="M 0 0 L 21600 0 21600 21600 0 21600 0 0 Z N"/>
        </draw:custom-shape>
        <draw:custom-shape draw:style-name="gr4" draw:text-style-name="P2" draw:layer="layout" svg:width="22.803cm" svg:height="1.023cm" svg:x="4.158cm" svg:y="15.906cm">
          <text:p text:style-name="P3"><text:span text:style-name="T5">date deadline = { .month = may, .day = 1, .year = 2008 };</text:span></text:p>
          <draw:enhanced-geometry svg:viewBox="0 0 21600 21600" draw:type="mso-spt202" draw:enhanced-path="M 0 0 L 21600 0 21600 21600 0 21600 0 0 Z N"/>
        </draw:custom-shape>
        <draw:line draw:style-name="gr62" draw:text-style-name="P9" draw:layer="layout" svg:x1="16.386cm" svg:y1="13.705cm" svg:x2="12.531cm" svg:y2="15.906cm">
          <text:p/>
        </draw:line>
        <draw:line draw:style-name="gr63" draw:text-style-name="P9" draw:layer="layout" svg:x1="12.757cm" svg:y1="13.904cm" svg:x2="17.357cm" svg:y2="15.906cm">
          <text:p/>
        </draw:line>
        <draw:custom-shape draw:style-name="gr5" draw:text-style-name="P2" draw:layer="layout" svg:width="5.402cm" svg:height="1.023cm" svg:x="16.955cm" svg:y="14.305cm">
          <text:p text:style-name="P3"><text:span text:style-name="T6">equivalent</text:span></text:p>
          <draw:enhanced-geometry svg:viewBox="0 0 21600 21600" draw:type="mso-spt202" draw:enhanced-path="M 0 0 L 21600 0 21600 21600 0 21600 0 0 Z N"/>
        </draw:custom-shape>
        <draw:custom-shape draw:style-name="gr18" draw:text-style-name="P2" draw:layer="layout" svg:width="2.602cm" svg:height="1.398cm" svg:x="24.002cm" svg:y="14.102cm">
          <text:p text:style-name="P14"><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This syntax was added in C99.</text:span></text:p>
              <text:p text:style-name="P8"><text:span text:style-name="T8">Designated initialisation occurs in the initialisation list order and not in the order the named fields are declared in the struct.</text:span></text:p>
            </draw:text-box>
          </draw:frame>
        </presentation:notes>
      </draw:page>
      <draw:page draw:name="page16" draw:style-name="dp1" draw:master-page-name="Default" presentation:presentation-page-layout-name="AL1T1" presentation:use-footer-name="ftr1">
        <draw:frame presentation:style-name="pr9" draw:text-style-name="P4" draw:layer="layout" svg:width="3.175cm" svg:height="16.501cm" svg:x="0.7cm" svg:y="2.499cm" presentation:class="title" presentation:user-transformed="true">
          <draw:text-box>
            <text:p text:style-name="P5"><text:span text:style-name="T3">compound literal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ggregate initialization list can be “cast”</text:span></text:p>
                <text:list text:style-name="L3">
                  <text:list-item>
                    <text:p text:style-name="P7"><text:span text:style-name="T3">“</text:span><text:span text:style-name="T3">cast” type becomes type of expression</text:span></text:p>
                  </text:list-item>
                  <text:list-item>
                    <text:p text:style-name="P7"><text:span text:style-name="T3">assignment works with the “cast”</text:span></text:p>
                  </text:list-item>
                </text:list>
              </text:list-item>
            </text:list>
          </draw:text-box>
        </draw:frame>
        <draw:custom-shape draw:style-name="gr4" draw:text-style-name="P2" draw:layer="layout" svg:width="21.4cm" svg:height="1.785cm" svg:x="4.758cm" svg:y="9.745cm">
          <text:p text:style-name="P3"><text:span text:style-name="T29">deadline = </text:span></text:p>
          <text:p text:style-name="P3"><text:span text:style-name="T29"><text:s text:c="4"/></text:span><text:span text:style-name="T5">(date){ .year = 2008, .month = may, .day = 1 };</text:span></text:p>
          <draw:enhanced-geometry svg:viewBox="0 0 21600 21600" draw:type="mso-spt202" draw:enhanced-path="M 0 0 L 21600 0 21600 21600 0 21600 0 0 Z N"/>
        </draw:custom-shape>
        <draw:custom-shape draw:style-name="gr4" draw:text-style-name="P2" draw:layer="layout" svg:width="21.4cm" svg:height="2.547cm" svg:x="4.758cm" svg:y="13.582cm">
          <text:p text:style-name="P3"><text:span text:style-name="T29">call(</text:span><text:span text:style-name="T5">(date){ .year = 2008, .month = may, .day = 1 });</text:span></text:p>
          <text:p text:style-name="P3"><text:span text:style-name="T5"/></text:p>
          <text:p text:style-name="P3"><text:span text:style-name="T5">call((</text:span><text:span text:style-name="T4">const</text:span><text:span text:style-name="T5"> date){ 2008, may, 1 });</text:span></text:p>
          <draw:enhanced-geometry svg:viewBox="0 0 21600 21600" draw:type="mso-spt202" draw:enhanced-path="M 0 0 L 21600 0 21600 21600 0 21600 0 0 Z N"/>
        </draw:custom-shape>
        <draw:custom-shape draw:style-name="gr5" draw:text-style-name="P2" draw:layer="layout" svg:width="18.199cm" svg:height="1.023cm" svg:x="4.758cm" svg:y="11.708cm">
          <text:p text:style-name="P3"><text:span text:style-name="T6">cast works for designators</text:span></text:p>
          <draw:enhanced-geometry svg:viewBox="0 0 21600 21600" draw:type="mso-spt202" draw:enhanced-path="M 0 0 L 21600 0 21600 21600 0 21600 0 0 Z N"/>
        </draw:custom-shape>
        <draw:custom-shape draw:style-name="gr4" draw:text-style-name="P2" draw:layer="layout" svg:width="21.4cm" svg:height="1.785cm" svg:x="4.758cm" svg:y="6.324cm">
          <text:p text:style-name="P3"><text:span text:style-name="T5">deadline = </text:span></text:p>
          <text:p text:style-name="P3"><text:span text:style-name="T5"><text:s text:c="4"/></text:span><text:span text:style-name="T5">(date){ 2008, may, 1 };</text:span></text:p>
          <draw:enhanced-geometry svg:viewBox="0 0 21600 21600" draw:type="mso-spt202" draw:enhanced-path="M 0 0 L 21600 0 21600 21600 0 21600 0 0 Z N"/>
        </draw:custom-shape>
        <draw:custom-shape draw:style-name="gr5" draw:text-style-name="P2" draw:layer="layout" svg:width="18.198cm" svg:height="1.023cm" svg:x="4.763cm" svg:y="8.326cm">
          <text:p text:style-name="P3"><text:span text:style-name="T6">cast works for plain initialiser lists</text:span></text:p>
          <draw:enhanced-geometry svg:viewBox="0 0 21600 21600" draw:type="mso-spt202" draw:enhanced-path="M 0 0 L 21600 0 21600 21600 0 21600 0 0 Z N"/>
        </draw:custom-shape>
        <draw:custom-shape draw:style-name="gr5" draw:text-style-name="P2" draw:layer="layout" svg:width="18.199cm" svg:height="1.023cm" svg:x="4.758cm" svg:y="16.325cm">
          <text:p text:style-name="P3"><text:span text:style-name="T6">also allows anonymous objects to be created</text:span></text:p>
          <draw:enhanced-geometry svg:viewBox="0 0 21600 21600" draw:type="mso-spt202" draw:enhanced-path="M 0 0 L 21600 0 21600 21600 0 21600 0 0 Z N"/>
        </draw:custom-shape>
        <draw:custom-shape draw:style-name="gr18" draw:text-style-name="P2" draw:layer="layout" svg:width="2.602cm" svg:height="1.397cm" svg:x="23.398cm" svg:y="2.999cm">
          <text:p text:style-name="P14"><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Once again members may be omitted and will be default initialized:</text:span></text:p>
              <text:p text:style-name="P8"><text:span text:style-name="T8"/></text:p>
              <text:p text:style-name="P11"><text:span text:style-name="T8"><text:tab/></text:span><text:span text:style-name="T8">deadline = (date){ .month=may }; // year = 0, day = 0</text:span></text:p>
              <text:p text:style-name="P12"><text:span text:style-name="T8"/></text:p>
              <text:p text:style-name="P11"><text:span text:style-name="T8"><text:tab/></text:span><text:span text:style-name="T8">deadline = (date){2008}; // month = 0, day = 0</text:span></text:p>
            </draw:text-box>
          </draw:frame>
        </presentation:notes>
      </draw:page>
      <draw:page draw:name="page17" draw:style-name="dp1" draw:master-page-name="Default" presentation:presentation-page-layout-name="AL1T1" presentation:use-footer-name="ftr1">
        <draw:frame presentation:style-name="pr9" draw:text-style-name="P4" draw:layer="layout" svg:width="3.175cm" svg:height="17.489cm" svg:x="0.497cm" svg:y="1.498cm" presentation:class="title" presentation:user-transformed="true">
          <draw:text-box>
            <text:p text:style-name="P5"><text:span text:style-name="T3">arrays and struc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rrays and struct may contain each other</text:span></text:p>
                <text:list text:style-name="L3">
                  <text:list-item>
                    <text:p text:style-name="P7"><text:span text:style-name="T3">[int] and .identifier designators can be combined</text:span></text:p>
                  </text:list-item>
                </text:list>
              </text:list-item>
            </text:list>
          </draw:text-box>
        </draw:frame>
        <draw:custom-shape draw:style-name="gr4" draw:text-style-name="P2" draw:layer="layout" svg:width="13.604cm" svg:height="4.071cm" svg:x="5.358cm" svg:y="5.856cm">
          <text:p text:style-name="P3"><text:span text:style-name="T5">date milestones[] =</text:span></text:p>
          <text:p text:style-name="P3"><text:span text:style-name="T5"><text:s text:c="4"/></text:span><text:span text:style-name="T5">{ </text:span></text:p>
          <text:p text:style-name="P3"><text:span text:style-name="T5"><text:s text:c="6"/></text:span><text:span text:style-name="T5">[0] = { 2008, may, 1 },</text:span></text:p>
          <text:p text:style-name="P3"><text:span text:style-name="T5"><text:s text:c="6"/></text:span><text:span text:style-name="T5">[1].year = 2009 </text:span></text:p>
          <text:p text:style-name="P3"><text:span text:style-name="T5"><text:s text:c="4"/></text:span><text:span text:style-name="T5">};</text:span></text:p>
          <draw:enhanced-geometry svg:viewBox="0 0 21600 21600" draw:type="mso-spt202" draw:enhanced-path="M 0 0 L 21600 0 21600 21600 0 21600 0 0 Z N"/>
        </draw:custom-shape>
        <draw:custom-shape draw:style-name="gr5" draw:text-style-name="P2" draw:layer="layout" svg:width="5.997cm" svg:height="1.023cm" svg:x="5.358cm" svg:y="4.727cm">
          <text:p text:style-name="P3"><text:span text:style-name="T6">array of structs</text:span></text:p>
          <draw:enhanced-geometry svg:viewBox="0 0 21600 21600" draw:type="mso-spt202" draw:enhanced-path="M 0 0 L 21600 0 21600 21600 0 21600 0 0 Z N"/>
        </draw:custom-shape>
        <draw:custom-shape draw:style-name="gr64" draw:text-style-name="P2" draw:layer="layout" svg:width="2.196cm" svg:height="1.601cm" svg:x="8.961cm" svg:y="11.924cm">
          <text:p text:style-name="P1"><text:span text:style-name="T20">2008</text:span></text:p>
          <draw:enhanced-geometry svg:viewBox="0 0 21600 21600" draw:type="rectangle" draw:enhanced-path="M 0 0 L 21600 0 21600 21600 0 21600 0 0 Z N"/>
        </draw:custom-shape>
        <draw:custom-shape draw:style-name="gr64" draw:text-style-name="P2" draw:layer="layout" svg:width="2.196cm" svg:height="1.601cm" svg:x="11.157cm" svg:y="11.924cm">
          <text:p text:style-name="P1"><text:span text:style-name="T20">may</text:span></text:p>
          <draw:enhanced-geometry svg:viewBox="0 0 21600 21600" draw:type="rectangle" draw:enhanced-path="M 0 0 L 21600 0 21600 21600 0 21600 0 0 Z N"/>
        </draw:custom-shape>
        <draw:custom-shape draw:style-name="gr64" draw:text-style-name="P2" draw:layer="layout" svg:width="2.196cm" svg:height="1.601cm" svg:x="13.357cm" svg:y="11.924cm">
          <text:p text:style-name="P1"><text:span text:style-name="T20">1</text:span></text:p>
          <draw:enhanced-geometry svg:viewBox="0 0 21600 21600" draw:type="rectangle" draw:enhanced-path="M 0 0 L 21600 0 21600 21600 0 21600 0 0 Z N"/>
        </draw:custom-shape>
        <draw:custom-shape draw:style-name="gr64" draw:text-style-name="P2" draw:layer="layout" svg:width="2.196cm" svg:height="1.601cm" svg:x="15.558cm" svg:y="11.924cm">
          <text:p text:style-name="P1"><text:span text:style-name="T20">2009</text:span></text:p>
          <draw:enhanced-geometry svg:viewBox="0 0 21600 21600" draw:type="rectangle" draw:enhanced-path="M 0 0 L 21600 0 21600 21600 0 21600 0 0 Z N"/>
        </draw:custom-shape>
        <draw:custom-shape draw:style-name="gr64" draw:text-style-name="P2" draw:layer="layout" svg:width="2.196cm" svg:height="1.601cm" svg:x="17.754cm" svg:y="11.924cm">
          <text:p text:style-name="P1"><text:span text:style-name="T30">*</text:span></text:p>
          <draw:enhanced-geometry svg:viewBox="0 0 21600 21600" draw:type="rectangle" draw:enhanced-path="M 0 0 L 21600 0 21600 21600 0 21600 0 0 Z N"/>
        </draw:custom-shape>
        <draw:custom-shape draw:style-name="gr64" draw:text-style-name="P2" draw:layer="layout" svg:width="2.196cm" svg:height="1.601cm" svg:x="19.76cm" svg:y="11.924cm">
          <text:p text:style-name="P1"><text:span text:style-name="T30">*</text:span></text:p>
          <draw:enhanced-geometry svg:viewBox="0 0 21600 21600" draw:type="rectangle" draw:enhanced-path="M 0 0 L 21600 0 21600 21600 0 21600 0 0 Z N"/>
        </draw:custom-shape>
        <draw:custom-shape draw:style-name="gr65" draw:text-style-name="P2" draw:layer="layout" svg:width="1.001cm" svg:height="6.2cm" draw:transform="rotate (1.5707963267946) translate (9.133cm 14.9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2" draw:layer="layout" svg:width="5.997cm" svg:height="1.023cm" svg:x="7.96cm" svg:y="14.927cm">
          <text:p text:style-name="P3"><text:span text:style-name="T31">milestone[0]</text:span></text:p>
          <draw:enhanced-geometry svg:viewBox="0 0 21600 21600" draw:type="mso-spt202" draw:enhanced-path="M 0 0 L 21600 0 21600 21600 0 21600 0 0 Z N"/>
        </draw:custom-shape>
        <draw:custom-shape draw:style-name="gr65" draw:text-style-name="P2" draw:layer="layout" svg:width="1.001cm" svg:height="6.2cm" draw:transform="rotate (1.5707963267946) translate (15.734cm 14.9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2" draw:layer="layout" svg:width="5.997cm" svg:height="1.023cm" svg:x="14.561cm" svg:y="14.927cm">
          <text:p text:style-name="P3"><text:span text:style-name="T31">milestone[1]</text:span></text:p>
          <draw:enhanced-geometry svg:viewBox="0 0 21600 21600" draw:type="mso-spt202" draw:enhanced-path="M 0 0 L 21600 0 21600 21600 0 21600 0 0 Z N"/>
        </draw:custom-shape>
        <draw:custom-shape draw:style-name="gr5" draw:text-style-name="P2" draw:layer="layout" svg:width="4.194cm" svg:height="1.023cm" svg:x="22.56cm" svg:y="16.726cm">
          <text:p text:style-name="P3"><text:span text:style-name="T6">default value</text:span></text:p>
          <draw:enhanced-geometry svg:viewBox="0 0 21600 21600" draw:type="mso-spt202" draw:enhanced-path="M 0 0 L 21600 0 21600 21600 0 21600 0 0 Z N"/>
        </draw:custom-shape>
        <draw:custom-shape draw:style-name="gr5" draw:text-style-name="P2" draw:layer="layout" svg:width="1.2cm" svg:height="1.954cm" svg:x="21.753cm" svg:y="16.378cm">
          <text:p text:style-name="P3"><text:span text:style-name="T32">*</text:span></text:p>
          <draw:enhanced-geometry svg:viewBox="0 0 21600 21600" draw:type="mso-spt202" draw:enhanced-path="M 0 0 L 21600 0 21600 21600 0 21600 0 0 Z N"/>
        </draw:custom-shape>
        <draw:custom-shape draw:style-name="gr18" draw:text-style-name="P2" draw:layer="layout" svg:width="2.602cm" svg:height="1.398cm" svg:x="15.998cm" svg:y="6.002cm">
          <text:p text:style-name="P14"><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1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truct hack</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ast member may be incomplete array type</text:span></text:p>
                <text:list text:style-name="L3">
                  <text:list-item>
                    <text:p text:style-name="P7"><text:span text:style-name="T3">can't be a member of a struct</text:span></text:p>
                  </text:list-item>
                  <text:list-item>
                    <text:p text:style-name="P7"><text:span text:style-name="T3">can't be an element in an array</text:span></text:p>
                  </text:list-item>
                </text:list>
              </text:list-item>
            </text:list>
          </draw:text-box>
        </draw:frame>
        <draw:custom-shape draw:style-name="gr4" draw:text-style-name="P2" draw:layer="layout" svg:width="11.002cm" svg:height="4.071cm" svg:x="4.758cm" svg:y="6.526cm">
          <text:p text:style-name="P3"><text:span text:style-name="T4">struct</text:span><text:span text:style-name="T29"> hack</text:span></text:p>
          <text:p text:style-name="P3"><text:span text:style-name="T29">{</text:span></text:p>
          <text:p text:style-name="P3"><text:span text:style-name="T29"><text:s text:c="4"/></text:span><text:span text:style-name="T29">size_t count;</text:span></text:p>
          <text:p text:style-name="P3"><text:span text:style-name="T29"><text:s text:c="4"/></text:span><text:span text:style-name="T4">char</text:span><text:span text:style-name="T29"> message[];</text:span></text:p>
          <text:p text:style-name="P3"><text:span text:style-name="T29">};</text:span></text:p>
          <draw:enhanced-geometry svg:viewBox="0 0 21600 21600" draw:type="mso-spt202" draw:enhanced-path="M 0 0 L 21600 0 21600 21600 0 21600 0 0 Z N"/>
        </draw:custom-shape>
        <draw:custom-shape draw:style-name="gr4" draw:text-style-name="P2" draw:layer="layout" svg:width="18.402cm" svg:height="4.071cm" svg:x="4.758cm" svg:y="11.858cm">
          <text:p text:style-name="P3"><text:span text:style-name="T5">size_t n = get_size();</text:span></text:p>
          <text:p text:style-name="P3"><text:span text:style-name="T19">struct</text:span><text:span text:style-name="T29"> hack * ptr = malloc(</text:span><text:span text:style-name="T4">sizeof</text:span><text:span text:style-name="T29">(*ptr) + n);</text:span></text:p>
          <text:p text:style-name="P3"><text:span text:style-name="T29"/></text:p>
          <text:p text:style-name="P3"><text:span text:style-name="T29">ptr-&gt;count = n;</text:span></text:p>
          <text:p text:style-name="P3"><text:span text:style-name="T29">strcpy(ptr-&gt;message, </text:span><text:span text:style-name="T17">"Hello world"</text:span><text:span text:style-name="T29">);</text:span></text:p>
          <draw:enhanced-geometry svg:viewBox="0 0 21600 21600" draw:type="mso-spt202" draw:enhanced-path="M 0 0 L 21600 0 21600 21600 0 21600 0 0 Z N"/>
        </draw:custom-shape>
        <draw:line draw:style-name="gr66" draw:text-style-name="P9" draw:layer="layout" svg:x1="16.782cm" svg:y1="9.327cm" svg:x2="12.531cm" svg:y2="9.331cm">
          <text:p/>
        </draw:line>
        <draw:custom-shape draw:style-name="gr5" draw:text-style-name="P2" draw:layer="layout" svg:width="7.598cm" svg:height="1.023cm" svg:x="16.757cm" svg:y="8.727cm">
          <text:p text:style-name="P3"><text:span text:style-name="T6">incomplete array type</text:span></text:p>
          <draw:enhanced-geometry svg:viewBox="0 0 21600 21600" draw:type="mso-spt202" draw:enhanced-path="M 0 0 L 21600 0 21600 21600 0 21600 0 0 Z N"/>
        </draw:custom-shape>
        <draw:line draw:style-name="gr67" draw:text-style-name="P9" draw:layer="layout" svg:x1="23.587cm" svg:y1="15.324cm" svg:x2="18.93cm" svg:y2="15.328cm">
          <text:p/>
        </draw:line>
        <draw:custom-shape draw:style-name="gr7" draw:text-style-name="P2" draw:layer="layout" svg:width="1.453cm" svg:height="2.797cm" svg:x="23.357cm" svg:y="13.732cm">
          <text:p text:style-name="P5"><text:span text:style-name="T7">?</text:span></text:p>
          <draw:enhanced-geometry svg:viewBox="0 0 21600 21600" draw:type="mso-spt202" draw:enhanced-path="M 0 0 L 21600 0 21600 21600 0 21600 0 0 Z N"/>
        </draw:custom-shape>
        <draw:custom-shape draw:style-name="gr18" draw:text-style-name="P2" draw:layer="layout" svg:width="2.602cm" svg:height="1.398cm" svg:x="23.398cm" svg:y="8.603cm">
          <text:p text:style-name="P14"><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8"><text:span text:style-name="T8">This is a new feature in C99. It is commonly known as the struct-hack but it is now officially part of the language.</text:span></text:p>
              <text:p text:style-name="P8"><text:span text:style-name="T8">The incomplete array member cannot be the only member of its struct.</text:span></text:p>
              <text:p text:style-name="P8"><text:span text:style-name="T8"/></text:p>
              <text:p text:style-name="P8"><text:span text:style-name="T8">struct wont_work</text:span></text:p>
              <text:p text:style-name="P8"><text:span text:style-name="T8">{</text:span></text:p>
              <text:p text:style-name="P8"><text:span text:style-name="T8"><text:s text:c="4"/></text:span><text:span text:style-name="T8">char message[];</text:span></text:p>
              <text:p text:style-name="P8"><text:span text:style-name="T8">};</text:span></text:p>
            </draw:text-box>
          </draw:frame>
        </presentation:notes>
      </draw:page>
      <draw:page draw:name="page1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estric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restrict pointer modifier can be used on struct pointer members</text:span></text:p>
                <text:list text:style-name="L3">
                  <text:list-item>
                    <text:p text:style-name="P7"><text:span text:style-name="T3">enables the same no-alias optimizations</text:span></text:p>
                  </text:list-item>
                </text:list>
              </text:list-item>
            </text:list>
          </draw:text-box>
        </draw:frame>
        <draw:custom-shape draw:style-name="gr4" draw:text-style-name="P2" draw:layer="layout" svg:width="18.6cm" svg:height="5.343cm" svg:x="4.56cm" svg:y="5.525cm">
          <text:p text:style-name="P3"><text:span text:style-name="T27">struct</text:span><text:span text:style-name="T26"> tree_node</text:span></text:p>
          <text:p text:style-name="P3"><text:span text:style-name="T26">{</text:span></text:p>
          <text:p text:style-name="P3"><text:span text:style-name="T26"><text:s text:c="4"/></text:span><text:span text:style-name="T27">int</text:span><text:span text:style-name="T26"> count;</text:span></text:p>
          <text:p text:style-name="P3"><text:span text:style-name="T26"><text:s text:c="4"/></text:span><text:span text:style-name="T33">struct</text:span><text:span text:style-name="T26"> tree_node * </text:span><text:span text:style-name="T27">restrict</text:span><text:span text:style-name="T26"> left;</text:span></text:p>
          <text:p text:style-name="P3"><text:span text:style-name="T26"><text:s text:c="4"/></text:span><text:span text:style-name="T33">struct</text:span><text:span text:style-name="T26"> tree_node * </text:span><text:span text:style-name="T27">restrict</text:span><text:span text:style-name="T26"> right;</text:span></text:p>
          <text:p text:style-name="P3"><text:span text:style-name="T26">};</text:span></text:p>
          <draw:enhanced-geometry svg:viewBox="0 0 21600 21600" draw:type="mso-spt202" draw:enhanced-path="M 0 0 L 21600 0 21600 21600 0 21600 0 0 Z N"/>
        </draw:custom-shape>
        <draw:custom-shape draw:style-name="gr52" draw:text-style-name="P2" draw:layer="layout" svg:width="2.2cm" svg:height="1.998cm" svg:x="21.361cm" svg:y="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 draw:layer="layout" svg:width="2.201cm" svg:height="1.997cm" svg:x="19.557cm" svg:y="10.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 draw:layer="layout" svg:width="2.201cm" svg:height="1.997cm" svg:x="23.561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9" draw:layer="layout" svg:x1="21.987cm" svg:y1="8.731cm" svg:x2="21.131cm" svg:y2="10.129cm">
          <text:p/>
        </draw:line>
        <draw:line draw:style-name="gr69" draw:text-style-name="P9" draw:layer="layout" svg:x1="22.961cm" svg:y1="8.731cm" svg:x2="23.958cm" svg:y2="10.129cm">
          <text:p/>
        </draw:line>
        <draw:custom-shape draw:style-name="gr52" draw:text-style-name="P2" draw:layer="layout" svg:width="2.2cm" svg:height="1.997cm" svg:x="21.758cm" svg:y="1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9" draw:layer="layout" svg:x1="20.182cm" svg:y1="11.13cm" svg:x2="19.327cm" svg:y2="12.528cm">
          <text:p/>
        </draw:line>
        <draw:line draw:style-name="gr71" draw:text-style-name="P9" draw:layer="layout" svg:x1="21.158cm" svg:y1="11.13cm" svg:x2="22.154cm" svg:y2="12.528cm">
          <text:p/>
        </draw:line>
        <draw:line draw:style-name="gr72" draw:text-style-name="P9" draw:layer="layout" svg:x1="22.387cm" svg:y1="13.331cm" svg:x2="21.532cm" svg:y2="14.728cm">
          <text:p/>
        </draw:line>
        <draw:line draw:style-name="gr73" draw:text-style-name="P9" draw:layer="layout" svg:x1="23.363cm" svg:y1="13.331cm" svg:x2="24.359cm" svg:y2="14.728cm">
          <text:p/>
        </draw:line>
        <draw:custom-shape draw:style-name="gr52" draw:text-style-name="P2" draw:layer="layout" svg:width="2.2cm" svg:height="1.998cm" svg:x="20.157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9" draw:layer="layout" svg:x1="20.786cm" svg:y1="15.729cm" svg:x2="19.931cm" svg:y2="17.127cm">
          <text:p/>
        </draw:line>
        <draw:line draw:style-name="gr75" draw:text-style-name="P9" draw:layer="layout" svg:x1="21.762cm" svg:y1="15.729cm" svg:x2="22.759cm" svg:y2="17.127cm">
          <text:p/>
        </draw:line>
        <draw:custom-shape draw:style-name="gr52" draw:text-style-name="P2" draw:layer="layout" svg:width="2.2cm" svg:height="1.998cm" svg:x="23.76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6" draw:text-style-name="P9" draw:layer="layout" svg:x1="24.389cm" svg:y1="15.729cm" svg:x2="23.534cm" svg:y2="17.127cm">
          <text:p/>
        </draw:line>
        <draw:line draw:style-name="gr77" draw:text-style-name="P9" draw:layer="layout" svg:x1="25.365cm" svg:y1="15.729cm" svg:x2="26.361cm" svg:y2="17.127cm">
          <text:p/>
        </draw:line>
        <draw:custom-shape draw:style-name="gr18" draw:text-style-name="P2" draw:layer="layout" svg:width="2.602cm" svg:height="1.397cm" svg:x="22.498cm" svg:y="2.999cm">
          <text:p text:style-name="P14"><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2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ow operato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p</text:span><text:span text:style-name="T12"></text:span><text:span text:style-name="T3">m is an idiomatic shorthand for (*p).m</text:span></text:p>
                <text:list text:style-name="L3">
                  <text:list-item>
                    <text:p text:style-name="P7"><text:span text:style-name="T3">arrow has same precedence as dot</text:span></text:p>
                  </text:list-item>
                  <text:list-item>
                    <text:p text:style-name="P7"><text:span text:style-name="T3">associates left to right: p</text:span><text:span text:style-name="T12"></text:span><text:span text:style-name="T3">q</text:span><text:span text:style-name="T12"></text:span><text:span text:style-name="T3">r <text:s/>== (p</text:span><text:span text:style-name="T12"></text:span><text:span text:style-name="T3">q)</text:span><text:span text:style-name="T12"></text:span><text:span text:style-name="T3">r</text:span></text:p>
                  </text:list-item>
                </text:list>
              </text:list-item>
            </text:list>
          </draw:text-box>
        </draw:frame>
        <draw:custom-shape draw:style-name="gr4" draw:text-style-name="P2" draw:layer="layout" svg:width="18.001cm" svg:height="3.309cm" svg:x="5.556cm" svg:y="5.927cm">
          <text:p text:style-name="P3"><text:span text:style-name="T34">date deadline = { 2008, may, 1 };</text:span></text:p>
          <text:p text:style-name="P3"><text:span text:style-name="T34"/></text:p>
          <text:p text:style-name="P3"><text:span text:style-name="T34">date * ptr = &amp;deadline;</text:span></text:p>
          <draw:enhanced-geometry svg:viewBox="0 0 21600 21600" draw:type="mso-spt202" draw:enhanced-path="M 0 0 L 21600 0 21600 21600 0 21600 0 0 Z N"/>
        </draw:custom-shape>
        <draw:custom-shape draw:style-name="gr4" draw:text-style-name="P2" draw:layer="layout" svg:width="11.8cm" svg:height="5.341cm" svg:x="5.561cm" svg:y="11.201cm">
          <text:p text:style-name="P3"><text:span text:style-name="T34">*ptr.year = 2008;</text:span></text:p>
          <text:p text:style-name="P3"><text:span text:style-name="T34"/></text:p>
          <text:p text:style-name="P3"><text:span text:style-name="T34">(*ptr).year = 2008;</text:span></text:p>
          <text:p text:style-name="P3"><text:span text:style-name="T34"/></text:p>
          <text:p text:style-name="P3"><text:span text:style-name="T34">ptr-&gt;year = 2008;</text:span></text:p>
          <draw:enhanced-geometry svg:viewBox="0 0 21600 21600" draw:type="mso-spt202" draw:enhanced-path="M 0 0 L 21600 0 21600 21600 0 21600 0 0 Z N"/>
        </draw:custom-shape>
        <draw:custom-shape draw:style-name="gr5" draw:text-style-name="P2" draw:layer="layout" svg:width="5.997cm" svg:height="1.023cm" svg:x="19.16cm" svg:y="11.126cm">
          <text:p text:style-name="P3"><text:span text:style-name="T6">compile-time error</text:span></text:p>
          <draw:enhanced-geometry svg:viewBox="0 0 21600 21600" draw:type="mso-spt202" draw:enhanced-path="M 0 0 L 21600 0 21600 21600 0 21600 0 0 Z N"/>
        </draw:custom-shape>
        <draw:custom-shape draw:style-name="gr5" draw:text-style-name="P2" draw:layer="layout" svg:width="5.001cm" svg:height="1.023cm" svg:x="19.958cm" svg:y="13.106cm">
          <text:p text:style-name="P3"><text:span text:style-name="T6">non-idiomatic</text:span></text:p>
          <draw:enhanced-geometry svg:viewBox="0 0 21600 21600" draw:type="mso-spt202" draw:enhanced-path="M 0 0 L 21600 0 21600 21600 0 21600 0 0 Z N"/>
        </draw:custom-shape>
        <draw:custom-shape draw:style-name="gr5" draw:text-style-name="P2" draw:layer="layout" svg:width="4cm" svg:height="1.023cm" svg:x="19.16cm" svg:y="15.125cm">
          <text:p text:style-name="P3"><text:span text:style-name="T6">idiomatic</text:span></text:p>
          <draw:enhanced-geometry svg:viewBox="0 0 21600 21600" draw:type="mso-spt202" draw:enhanced-path="M 0 0 L 21600 0 21600 21600 0 21600 0 0 Z N"/>
        </draw:custom-shape>
        <draw:custom-shape draw:style-name="gr12" draw:text-style-name="P2" draw:layer="layout" svg:width="1.997cm" svg:height="2.109cm" svg:x="17.56cm" svg:y="10.526cm">
          <text:p text:style-name="P3"><text:span text:style-name="T35"></text:span></text:p>
          <draw:enhanced-geometry svg:viewBox="0 0 21600 21600" draw:type="rectangle" draw:enhanced-path="M 0 0 L 21600 0 21600 21600 0 21600 0 0 Z N"/>
        </draw:custom-shape>
        <draw:custom-shape draw:style-name="gr12" draw:text-style-name="P2" draw:layer="layout" svg:width="2.398cm" svg:height="2.278cm" svg:x="17.56cm" svg:y="14.526cm">
          <text:p text:style-name="P3"><text:span text:style-name="T36"></text:span></text:p>
          <draw:enhanced-geometry svg:viewBox="0 0 21600 21600" draw:type="rectangle" draw:enhanced-path="M 0 0 L 21600 0 21600 21600 0 21600 0 0 Z N"/>
        </draw:custom-shape>
        <draw:custom-shape draw:style-name="gr7" draw:text-style-name="P2" draw:layer="layout" svg:width="1.202cm" svg:height="2.119cm" svg:x="17.56cm" svg:y="12.524cm">
          <text:p text:style-name="P5"><text:span text:style-name="T37">?</text:span></text:p>
          <draw:enhanced-geometry svg:viewBox="0 0 21600 21600" draw:type="mso-spt202" draw:enhanced-path="M 0 0 L 21600 0 21600 21600 0 21600 0 0 Z N"/>
        </draw:custom-shape>
        <draw:custom-shape draw:style-name="gr78" draw:text-style-name="P2" draw:layer="layout" svg:width="7.201cm" svg:height="2.002cm" svg:x="16.559cm" svg:y="1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202cm" svg:height="2.119cm" svg:x="18.156cm" svg:y="12.524cm">
          <text:p text:style-name="P5"><text:span text:style-name="T37">?</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draw:page draw:name="page2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ummary</text:span></text:p>
          </draw:text-box>
        </draw:frame>
        <draw:frame presentation:style-name="pr3" draw:text-style-name="P2" draw:layer="layout" svg:width="22.649cm" svg:height="16.934cm" svg:x="3.597cm" svg:y="1.058cm" presentation:class="outline" presentation:user-transformed="true">
          <draw:text-box>
            <text:list text:style-name="L12">
              <text:list-item>
                <text:p text:style-name="P6"><text:span text:style-name="T3">creating new types is important</text:span></text:p>
              </text:list-item>
              <text:list-item>
                <text:p text:style-name="P6"><text:span text:style-name="T3">typedef does not create a new type</text:span></text:p>
              </text:list-item>
              <text:list-item>
                <text:p text:style-name="P6"><text:span text:style-name="T3">enums are thinly wrapped integers</text:span></text:p>
              </text:list-item>
              <text:list-item>
                <text:p text:style-name="P6"><text:span text:style-name="T3">bitfields</text:span></text:p>
              </text:list-item>
              <text:list-item>
                <text:p text:style-name="P6"><text:span text:style-name="T3">unions for saving memory or expressing mutually exclusive possibilities</text:span></text:p>
              </text:list-item>
              <text:list-item>
                <text:p text:style-name="P6"><text:span text:style-name="T3">structs are the most common</text:span></text:p>
              </text:list-item>
              <text:list-item>
                <text:p text:style-name="P6"><text:span text:style-name="T3">structs have a rich aggregate list syntax</text:span></text:p>
              </text:list-item>
              <text:list-item>
                <text:p text:style-name="P6"><text:span text:style-name="T3">struct hack allows variable length struct</text:span></text:p>
              </text:list-item>
              <text:list-item>
                <text:p text:style-name="P6"><text:span text:style-name="T3">struct dot operator for values</text:span></text:p>
              </text:list-item>
              <text:list-item>
                <text:p text:style-name="P6"><text:span text:style-name="T3">struct arrow operator for pointers</text:span></text:p>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67cm" svg:height="11.472cm" svg:x="2.962cm" svg:y="11.8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213 213" svg:d="m107 0 106 213h-213z"/>
    <draw:marker draw:name="Arrowheads_20_10" draw:display-name="Arrowheads 10" svg:viewBox="0 0 213 213" svg:d="m107 0 106 213h-213z"/>
    <draw:marker draw:name="Arrowheads_20_11" draw:display-name="Arrowheads 11" svg:viewBox="0 0 213 213" svg:d="m107 0 106 213h-213z"/>
    <draw:marker draw:name="Arrowheads_20_12" draw:display-name="Arrowheads 12"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19" draw:display-name="Arrowheads 19" svg:viewBox="0 0 213 213" svg:d="m107 0 106 213h-213z"/>
    <draw:marker draw:name="Arrowheads_20_2" draw:display-name="Arrowheads 2" svg:viewBox="0 0 213 213" svg:d="m107 0 106 213h-213z"/>
    <draw:marker draw:name="Arrowheads_20_20" draw:display-name="Arrowheads 20" svg:viewBox="0 0 213 213" svg:d="m107 0 106 213h-213z"/>
    <draw:marker draw:name="Arrowheads_20_21" draw:display-name="Arrowheads 21" svg:viewBox="0 0 213 213" svg:d="m107 0 106 213h-213z"/>
    <draw:marker draw:name="Arrowheads_20_22" draw:display-name="Arrowheads 22" svg:viewBox="0 0 213 213" svg:d="m107 0 106 213h-213z"/>
    <draw:marker draw:name="Arrowheads_20_23" draw:display-name="Arrowheads 23" svg:viewBox="0 0 213 213" svg:d="m107 0 106 213h-213z"/>
    <draw:marker draw:name="Arrowheads_20_24" draw:display-name="Arrowheads 24" svg:viewBox="0 0 213 213" svg:d="m107 0 106 213h-213z"/>
    <draw:marker draw:name="Arrowheads_20_25" draw:display-name="Arrowheads 25" svg:viewBox="0 0 213 213" svg:d="m107 0 106 213h-213z"/>
    <draw:marker draw:name="Arrowheads_20_26" draw:display-name="Arrowheads 26" svg:viewBox="0 0 213 213" svg:d="m107 0 106 213h-213z"/>
    <draw:marker draw:name="Arrowheads_20_27" draw:display-name="Arrowheads 27" svg:viewBox="0 0 213 213" svg:d="m107 0 106 213h-213z"/>
    <draw:marker draw:name="Arrowheads_20_28" draw:display-name="Arrowheads 28" svg:viewBox="0 0 213 213" svg:d="m107 0 106 213h-213z"/>
    <draw:marker draw:name="Arrowheads_20_29" draw:display-name="Arrowheads 29" svg:viewBox="0 0 213 213" svg:d="m107 0 106 213h-213z"/>
    <draw:marker draw:name="Arrowheads_20_3" draw:display-name="Arrowheads 3" svg:viewBox="0 0 213 213" svg:d="m107 0 106 213h-213z"/>
    <draw:marker draw:name="Arrowheads_20_30" draw:display-name="Arrowheads 30" svg:viewBox="0 0 213 213" svg:d="m107 0 106 213h-213z"/>
    <draw:marker draw:name="Arrowheads_20_31" draw:display-name="Arrowheads 31" svg:viewBox="0 0 213 213" svg:d="m107 0 106 213h-213z"/>
    <draw:marker draw:name="Arrowheads_20_32" draw:display-name="Arrowheads 32" svg:viewBox="0 0 213 213" svg:d="m107 0 106 213h-213z"/>
    <draw:marker draw:name="Arrowheads_20_33" draw:display-name="Arrowheads 33" svg:viewBox="0 0 213 213" svg:d="m107 0 106 213h-213z"/>
    <draw:marker draw:name="Arrowheads_20_34" draw:display-name="Arrowheads 34" svg:viewBox="0 0 213 213" svg:d="m107 0 106 213h-213z"/>
    <draw:marker draw:name="Arrowheads_20_35" draw:display-name="Arrowheads 35" svg:viewBox="0 0 213 213" svg:d="m107 0 106 213h-213z"/>
    <draw:marker draw:name="Arrowheads_20_36" draw:display-name="Arrowheads 36" svg:viewBox="0 0 213 213" svg:d="m107 0 106 213h-213z"/>
    <draw:marker draw:name="Arrowheads_20_37" draw:display-name="Arrowheads 37" svg:viewBox="0 0 213 213" svg:d="m107 0 106 213h-213z"/>
    <draw:marker draw:name="Arrowheads_20_38" draw:display-name="Arrowheads 38" svg:viewBox="0 0 213 213" svg:d="m107 0 106 213h-213z"/>
    <draw:marker draw:name="Arrowheads_20_39" draw:display-name="Arrowheads 39" svg:viewBox="0 0 213 213" svg:d="m107 0 106 213h-213z"/>
    <draw:marker draw:name="Arrowheads_20_4" draw:display-name="Arrowheads 4" svg:viewBox="0 0 213 213" svg:d="m107 0 106 213h-213z"/>
    <draw:marker draw:name="Arrowheads_20_40" draw:display-name="Arrowheads 40" svg:viewBox="0 0 213 213" svg:d="m107 0 106 213h-213z"/>
    <draw:marker draw:name="Arrowheads_20_41" draw:display-name="Arrowheads 41" svg:viewBox="0 0 213 213" svg:d="m107 0 106 213h-213z"/>
    <draw:marker draw:name="Arrowheads_20_42" draw:display-name="Arrowheads 42" svg:viewBox="0 0 213 213" svg:d="m107 0 106 213h-213z"/>
    <draw:marker draw:name="Arrowheads_20_43" draw:display-name="Arrowheads 43" svg:viewBox="0 0 213 213" svg:d="m107 0 106 213h-213z"/>
    <draw:marker draw:name="Arrowheads_20_44" draw:display-name="Arrowheads 44" svg:viewBox="0 0 213 213" svg:d="m107 0 106 213h-213z"/>
    <draw:marker draw:name="Arrowheads_20_45" draw:display-name="Arrowheads 45" svg:viewBox="0 0 213 213" svg:d="m107 0 106 213h-213z"/>
    <draw:marker draw:name="Arrowheads_20_46" draw:display-name="Arrowheads 46" svg:viewBox="0 0 213 213" svg:d="m107 0 106 213h-213z"/>
    <draw:marker draw:name="Arrowheads_20_5" draw:display-name="Arrowheads 5" svg:viewBox="0 0 213 213" svg:d="m107 0 106 213h-213z"/>
    <draw:marker draw:name="Arrowheads_20_6" draw:display-name="Arrowheads 6" svg:viewBox="0 0 213 213" svg:d="m107 0 106 213h-213z"/>
    <draw:marker draw:name="Arrowheads_20_7" draw:display-name="Arrowheads 7" svg:viewBox="0 0 213 213" svg:d="m107 0 106 213h-213z"/>
    <draw:marker draw:name="Arrowheads_20_8" draw:display-name="Arrowheads 8" svg:viewBox="0 0 213 213" svg:d="m107 0 106 213h-213z"/>
    <draw:marker draw:name="Arrowheads_20_9" draw:display-name="Arrowheads 9" svg:viewBox="0 0 213 213" svg:d="m107 0 106 213h-213z"/>
    <draw:marker draw:name="msArrowEnd_20_5" draw:display-name="msArrowEnd 5" svg:viewBox="0 0 210 210" svg:d="m105 0 105 210h-210z"/>
    <draw:stroke-dash draw:name="Dash_20_2" draw:display-name="Dash 2" draw:style="rect" draw:dots2="1" draw:dots2-length="0.176cm" draw:distance="0.13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23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23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4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84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51cm" svg:height="2.303cm" svg:x="1.057cm" svg:y="2.752cm" presentation:class="title" presentation:placeholder="true">
        <draw:text-box/>
      </draw:frame>
      <draw:frame presentation:style-name="Default-outline1" draw:layer="backgroundobjects" svg:width="22.622cm" svg:height="16.907cm" svg:x="3.598cm" svg:y="1.057cm" presentation:class="outline" presentation:placeholder="true">
        <draw:text-box/>
      </draw:frame>
      <draw:frame presentation:style-name="Mpr1" draw:text-style-name="MP4" draw:layer="backgroundobjects" svg:width="2.091cm" svg:height="1.273cm" svg:x="1.057cm" svg:y="1.049cm" presentation:class="page-number">
        <draw:text-box>
          <text:p text:style-name="MP3"><text:span text:style-name="MT1"><text:page-number>&lt;number&gt;</text:page-number></text:span></text:p>
        </draw:text-box>
      </draw:frame>
      <draw:line draw:style-name="Mgr3" draw:text-style-name="MP5" draw:layer="backgroundobjects" svg:x1="3.387cm" svg:y1="18.018cm" svg:x2="3.391cm" svg:y2="1.032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2cm" svg:height="1.222cm" svg:x="0cm" svg:y="-0.001cm" presentation:class="header">
          <draw:text-box>
            <text:p text:style-name="MP3"><text:span text:style-name="MT2"><presentation:header/></text:span></text:p>
          </draw:text-box>
        </draw:frame>
        <draw:frame presentation:style-name="Mpr3" draw:text-style-name="MP9" draw:layer="backgroundobjects" svg:width="8.52cm" svg:height="1.222cm" svg:x="11.183cm" svg:y="-0.001cm" presentation:class="date-time">
          <draw:text-box>
            <text:p text:style-name="MP8"><text:span text:style-name="MT2"><presentation:date-time/></text:span></text:p>
          </draw:text-box>
        </draw:frame>
        <draw:page-thumbnail presentation:style-name="Default-title" draw:layer="backgroundobjects" svg:width="13.446cm" svg:height="9.301cm" svg:x="3.126cm" svg:y="1.896cm" presentation:class="page"/>
        <draw:frame presentation:style-name="Default-notes" draw:layer="backgroundobjects" svg:width="14.367cm" svg:height="11.215cm" svg:x="2.962cm" svg:y="11.862cm" presentation:class="notes" presentation:placeholder="true">
          <draw:text-box/>
        </draw:frame>
        <draw:frame presentation:style-name="Mpr4" draw:text-style-name="MP4" draw:layer="backgroundobjects" svg:width="8.524cm" svg:height="1.139cm" svg:x="0.529cm" svg:y="23.472cm" presentation:class="footer">
          <draw:text-box>
            <text:p text:style-name="MP3"><text:span text:style-name="MT2"><presentation:footer/></text:span></text:p>
          </draw:text-box>
        </draw:frame>
        <draw:frame presentation:style-name="Mpr5" draw:text-style-name="MP9" draw:layer="backgroundobjects" svg:width="8.308cm" svg:height="0.883cm" svg:x="11.121cm" svg:y="23.728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Structures</dc:title>
    <meta:initial-creator>Jon Jagger</meta:initial-creator>
    <meta:creation-date>1996-09-18T10:28:26</meta:creation-date>
    <dc:creator>Jon Jagger</dc:creator>
    <dc:date>2008-08-20T14:26:44</dc:date>
    <meta:print-date>1999-08-14T10:11:44</meta:print-date>
    <meta:editing-cycles>2309</meta:editing-cycles>
    <meta:editing-duration>PT438H53M24S</meta:editing-duration>
    <meta:document-statistic meta:object-count="391"/>
    <meta:generator>NeoOffice/3.1.2$Unix OpenOffice.org_project/Patch 0</meta:generator>
  </office:meta>
</office:document-meta>
</file>